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number text:level="1" text:style-name="Numbering_20_Symbols" style:num-format="1" text:start-value="1" style:num-suffix=".">
        <style:list-level-properties text:space-before="0.25in" text:min-label-width="0.25in"/>
      </text:list-level-style-number>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number text:level="1" text:style-name="Numbering_20_Symbols" style:num-format="1" text:start-value="1" style:num-suffix=".">
        <style:list-level-properties text:space-before="0.25in" text:min-label-width="0.25in"/>
      </text:list-level-style-number>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number text:level="1" text:style-name="Numbering_20_Symbols" style:num-format="1" text:start-value="1" style:num-suffix=".">
        <style:list-level-properties text:space-before="0.25in" text:min-label-width="0.25in"/>
      </text:list-level-style-number>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text:list-style style:name="L1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2">
      <text:list-level-style-number text:level="1" text:style-name="Numbering_20_Symbols" style:num-format="1" text:start-value="1" style:num-suffix=".">
        <style:list-level-properties text:space-before="0.25in" text:min-label-width="0.25in"/>
      </text:list-level-style-number>
    </text:list-style>
    <text:list-style style:name="L1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4">
      <text:list-level-style-number text:level="1" text:style-name="Numbering_20_Symbols" style:num-format="1" text:start-value="1" style:num-suffix=".">
        <style:list-level-properties text:space-before="0.25in" text:min-label-width="0.25in"/>
      </text:list-level-style-number>
    </text:list-style>
    <text:list-style style:name="L11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style:font-name="Courier New" style:font-name-asian="Courier New" style:font-name-complex="Courier New"/>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Quotations">
      <style:paragraph-properties fo:margin-left="0.5in" fo:margin-right="0in" fo:text-indent="0in" style:auto-text-indent="false"/>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paragraph-properties fo:margin-top="0in" fo:margin-bottom="0in"/>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style>
    <style:style style:name="P84" style:family="paragraph" style:parent-style-name="Text_20_body" style:list-style-name="L83">
    </style:style>
    <style:style style:name="P85" style:family="paragraph" style:parent-style-name="Text_20_body" style:list-style-name="L84">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G"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E" style:family="table-column"/>
    <style:style style:name="Table28.F"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D" style:family="table-column"/>
    <style:style style:name="Table29.E" style:family="table-column"/>
    <style:style style:name="Table29.F" style:family="table-column"/>
    <style:style style:name="Table29.G"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E" style:family="table-column"/>
    <style:style style:name="Table33.F"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C" style:family="table-column"/>
    <style:style style:name="Table34.D" style:family="table-column"/>
    <style:style style:name="Table34.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March 31,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1" text:outline-level="1">Employment</text:h>
      <text:h text:style-name="Heading_20_2" text:outline-level="2">What was your first job? What was occupation and position on your workplace?</text:h>
      <text:list text:style-name="L10">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1">
        <text:list-item>
          <text:p text:style-name="P11">Extracting industry, for instance coal or oil extracting industries</text:p>
        </text:list-item>
        <text:list-item>
          <text:p text:style-name="P11">Processing industries, for instance, machine building</text:p>
        </text:list-item>
        <text:list-item>
          <text:p text:style-name="P11">Power production, for instance, a power station 4.Transport, for instance railways or civil aviation..</text:p>
        </text:list-item>
        <text:list-item>
          <text:p text:style-name="P11">Communications, for instance, a telephone station</text:p>
        </text:list-item>
        <text:list-item>
          <text:p text:style-name="P11">Construction</text:p>
        </text:list-item>
        <text:list-item>
          <text:p text:style-name="P11">Agriculture</text:p>
        </text:list-item>
        <text:list-item>
          <text:p text:style-name="P11">Forestry</text:p>
        </text:list-item>
        <text:list-item>
          <text:p text:style-name="P11">Finances, for instance, a bank or an insurance company</text:p>
        </text:list-item>
        <text:list-item>
          <text:p text:style-name="P11">Trade including retail and whole sale</text:p>
        </text:list-item>
        <text:list-item>
          <text:p text:style-name="P11">Services or catering, for instance, laundry, cleaning or repair services</text:p>
        </text:list-item>
        <text:list-item>
          <text:p text:style-name="P11">Communal or municipal services, for instance, street cleaning</text:p>
        </text:list-item>
        <text:list-item>
          <text:p text:style-name="P11">Education, for instance a school or a university</text:p>
        </text:list-item>
        <text:list-item>
          <text:p text:style-name="P11">Health care, for instance, a clinic or a hospital</text:p>
        </text:list-item>
        <text:list-item>
          <text:p text:style-name="P11">Science, research and development, for instance a research institute</text:p>
        </text:list-item>
        <text:list-item>
          <text:p text:style-name="P11">Leisure and entertainment, for instance a library or a movie house</text:p>
        </text:list-item>
        <text:list-item>
          <text:p text:style-name="P11">Mass media – papers, magazines, radio, TV</text:p>
        </text:list-item>
        <text:list-item>
          <text:p text:style-name="P11">State or municipal government</text:p>
        </text:list-item>
        <text:list-item>
          <text:p text:style-name="P11">Public organization, for instance, trade unions.</text:p>
        </text:list-item>
        <text:list-item>
          <text:p text:style-name="P11">Army</text:p>
        </text:list-item>
        <text:list-item>
          <text:p text:style-name="P11">Law enforcement</text:p>
        </text:list-item>
        <text:list-item>
          <text:p text:style-name="P11">IT, Computer technology</text:p>
        </text:list-item>
        <text:list-item>
          <text:p text:style-name="P11">Other.</text:p>
        </text:list-item>
      </text:list>
      <text:h text:style-name="Heading_20_2" text:outline-level="2">How did you find your first job?</text:h>
      <text:list text:style-name="L12">
        <text:list-item>
          <text:p text:style-name="P12">Read the company advertisement</text:p>
        </text:list-item>
        <text:list-item>
          <text:p text:style-name="P12">Read about it in the paper</text:p>
        </text:list-item>
        <text:list-item>
          <text:p text:style-name="P12">Through the Internet</text:p>
        </text:list-item>
        <text:list-item>
          <text:p text:style-name="P12">Friends and relatives helped me</text:p>
        </text:list-item>
        <text:list-item>
          <text:p text:style-name="P12">Through an employment agency</text:p>
        </text:list-item>
        <text:list-item>
          <text:p text:style-name="P12">My school distributed me to it</text:p>
        </text:list-item>
        <text:list-item>
          <text:p text:style-name="P12">My employer found me</text:p>
        </text:list-item>
        <text:list-item>
          <text:p text:style-name="P12">I myself created this workplace</text:p>
        </text:list-item>
        <text:list-item>
          <text:p text:style-name="P12">Randomly offered my services to possible employers</text:p>
        </text:list-item>
        <text:list-item>
          <text:p text:style-name="P12">Other</text:p>
        </text:list-item>
      </text:list>
      <text:h text:style-name="Heading_20_2" text:outline-level="2">Are you employed at present?</text:h>
      <text:list text:style-name="L13">
        <text:list-item>
          <text:p text:style-name="P13">Yes</text:p>
        </text:list-item>
        <text:list-item>
          <text:p text:style-name="P13">No</text:p>
        </text:list-item>
      </text:list>
      <text:h text:style-name="Heading_20_2" text:outline-level="2">Why are you not employed now?</text:h>
      <text:list text:style-name="L14">
        <text:list-item>
          <text:p text:style-name="P14">Retired because of age, or work duration [go to question XX]</text:p>
        </text:list-item>
        <text:list-item>
          <text:p text:style-name="P14">Retired because of invalid status [go to question XX]</text:p>
        </text:list-item>
        <text:list-item>
          <text:p text:style-name="P14">Maternity leave [go to question XX]</text:p>
        </text:list-item>
        <text:list-item>
          <text:p text:style-name="P14">Long leave without salary payments [go to question XX]</text:p>
        </text:list-item>
        <text:list-item>
          <text:p text:style-name="P14">Unemployed [go to question XX]</text:p>
        </text:list-item>
        <text:list-item>
          <text:p text:style-name="P14">Housewife [go to question XX]</text:p>
        </text:list-item>
        <text:list-item>
          <text:p text:style-name="P14">Student [go to question XX]</text:p>
        </text:list-item>
        <text:list-item>
          <text:p text:style-name="P14">Other reason [go to question XX]</text:p>
        </text:list-item>
      </text:list>
      <text:h text:style-name="Heading_20_2" text:outline-level="2">What is your way of employment? Do you work in an organization or are you self-employed?</text:h>
      <text:list text:style-name="L15">
        <text:list-item>
          <text:p text:style-name="P15">Work in an organization</text:p>
        </text:list-item>
        <text:list-item>
          <text:p text:style-name="P15">Self-employed</text:p>
        </text:list-item>
      </text:list>
      <text:h text:style-name="Heading_20_2" text:outline-level="2">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text:p>
        </text:list-item>
        <text:list-item>
          <text:p text:style-name="P17">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How did you get this job?</text:h>
      <text:list text:style-name="L18">
        <text:list-item>
          <text:p text:style-name="P18">Appointed by the higher-ups</text:p>
        </text:list-item>
        <text:list-item>
          <text:p text:style-name="P18">Found through an employment agency</text:p>
        </text:list-item>
        <text:list-item>
          <text:p text:style-name="P18">Offered services to various organizations</text:p>
        </text:list-item>
        <text:list-item>
          <text:p text:style-name="P18">Relatives or friends helped me</text:p>
        </text:list-item>
        <text:list-item>
          <text:p text:style-name="P18">Employer found me</text:p>
        </text:list-item>
        <text:list-item>
          <text:p text:style-name="P18">Responded to an ad in a newspaper or a magazine</text:p>
        </text:list-item>
        <text:list-item>
          <text:p text:style-name="P18">Created the job myself</text:p>
        </text:list-item>
        <text:list-item>
          <text:p text:style-name="P18">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9">
        <text:list-item>
          <text:p text:style-name="P19">Permanently employed</text:p>
        </text:list-item>
        <text:list-item>
          <text:p text:style-name="P19">Working on a contract</text:p>
        </text:list-item>
        <text:list-item>
          <text:p text:style-name="P19">Oral agreement</text:p>
        </text:list-item>
        <text:list-item>
          <text:p text:style-name="P19">One time job</text:p>
        </text:list-item>
        <text:list-item>
          <text:p text:style-name="P19">not relevant</text:p>
        </text:list-item>
        <text:list-item>
          <text:p text:style-name="P19">Hard to say</text:p>
        </text:list-item>
      </text:list>
      <text:h text:style-name="Heading_20_2" text:outline-level="2">Now a few words about the organizations where you are currently working. What kind of organization is it? A state, public, private-individual or joint stock company?</text:h>
      <text:list text:style-name="L20">
        <text:list-item>
          <text:p text:style-name="P20">State</text:p>
        </text:list-item>
        <text:list-item>
          <text:p text:style-name="P20">Private</text:p>
        </text:list-item>
        <text:list-item>
          <text:p text:style-name="P20">Foreign company</text:p>
        </text:list-item>
        <text:list-item>
          <text:p text:style-name="P20">other</text:p>
        </text:list-item>
        <text:list-item>
          <text:p text:style-name="P20">not relevant</text:p>
        </text:list-item>
        <text:list-item>
          <text:p text:style-name="P20">Hard to say</text:p>
        </text:list-item>
      </text:list>
      <text:h text:style-name="Heading_20_2" text:outline-level="2">How many people does it employ including those who work all of its affiliations? If you cannot say exactly, just make a guess.</text:h>
      <text:list text:style-name="L21">
        <text:list-item>
          <text:p text:style-name="P21">employees</text:p>
        </text:list-item>
        <text:list-item>
          <text:p text:style-name="P21">hard to say</text:p>
        </text:list-item>
      </text:list>
      <text:h text:style-name="Heading_20_2" text:outline-level="2">Have you gotten any retraining?</text:h>
      <text:list text:style-name="L22">
        <text:list-item>
          <text:p text:style-name="P22">Yes</text:p>
        </text:list-item>
        <text:list-item>
          <text:p text:style-name="P22">No</text:p>
        </text:list-item>
      </text:list>
      <text:h text:style-name="Heading_20_2" text:outline-level="2">What is the occupation of your spouse? Characterize her main job in as many details as possible Not necessary??</text:h>
      <text:list text:style-name="L23">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text:p>
        </text:list-item>
        <text:list-item>
          <text:p text:style-name="P24">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text:p>
        </text:list-item>
      </text:list>
      <text:p text:style-name="First_20_paragraph">How well do the following claims describe your work?</text:p>
      <text:p text:style-name="Text_20_body"><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To a great extent</text:p>
            </table:table-cell>
            <table:table-cell table:style-name="Table3.A1" office:value-type="string">
              <text:p text:style-name="Table_20_Heading">Partially yes, partially no</text:p>
            </table:table-cell>
            <table:table-cell table:style-name="Table3.A1" office:value-type="string">
              <text:p text:style-name="Table_20_Heading">To a small extent</text:p>
            </table:table-cell>
            <table:table-cell table:style-name="Table3.A1" office:value-type="string">
              <text:p text:style-name="Table_20_Heading">hard to say</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4</text:p>
          </table:table-cell>
        </table:table-row>
      </table:table>
      <text:list text:style-name="L30">
        <text:list-item>
          <text:p text:style-name="P30">To what extent can you determine the nature of the product or a service that you produce?</text:p>
        </text:list-item>
        <text:list-item>
          <text:p text:style-name="P30">To what extent can you plan your own work?</text:p>
        </text:list-item>
        <text:list-item>
          <text:p text:style-name="P30">To what extent your main job requires new ideas, creative decisions?</text:p>
        </text:list-item>
        <text:list-item>
          <text:p text:style-name="P30">To what extent can you determine the pace and time of your work? 5.To what extend you can use your own skill and expertise in your work?</text:p>
        </text:list-item>
        <text:list-item>
          <text:p text:style-name="P30">Does your job correspond with the speciality you received at training institution?</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Is your work regular daytime work?</text:h>
      <text:list text:style-name="L32">
        <text:list-item>
          <text:p text:style-name="P32">regular day time work</text:p>
        </text:list-item>
        <text:list-item>
          <text:p text:style-name="P32">regular in two shifts</text:p>
        </text:list-item>
        <text:list-item>
          <text:p text:style-name="P32">regular in three shifts</text:p>
        </text:list-item>
        <text:list-item>
          <text:p text:style-name="P32">irregular working hours</text:p>
        </text:list-item>
        <text:list-item>
          <text:p text:style-name="P32">somehing else</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6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You</text:p>
            </table:table-cell>
            <table:table-cell table:style-name="Table4.A1" office:value-type="string">
              <text:p text:style-name="Table_20_Heading">My higher-up</text:p>
            </table:table-cell>
            <table:table-cell table:style-name="Table4.A1" office:value-type="string">
              <text:p text:style-name="Table_20_Heading">Together</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6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6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7">scal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Directly</text:p>
            </table:table-cell>
            <table:table-cell table:style-name="Table7.A1" office:value-type="string">
              <text:p text:style-name="Table_20_Heading">In discussion</text:p>
            </table:table-cell>
            <table:table-cell table:style-name="Table7.A1" office:value-type="string">
              <text:p text:style-name="Table_20_Heading">Do not participate</text:p>
            </table:table-cell>
            <table:table-cell table:style-name="Table7.A1" office:value-type="string">
              <text:p text:style-name="Table_20_Heading">Not applicable</text:p>
            </table:table-cell>
          </table:table-row>
        </table:table-header-rows>
        <table:table-row>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1</text:p>
          </table:table-cell>
          <table:table-cell table:style-name="Table7.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68">[interviewer!</text:span><text:span text:style-name="T69"> </text:span><text:span text:style-name="T70">the</text:span><text:span text:style-name="T71"> </text:span><text:span text:style-name="T72">next</text:span><text:span text:style-name="T73"> </text:span><text:span text:style-name="T74">question</text:span><text:span text:style-name="T75"> </text:span><text:span text:style-name="T76">targets</text:span><text:span text:style-name="T77"> </text:span><text:span text:style-name="T78">only</text:span><text:span text:style-name="T79"> </text:span><text:span text:style-name="T80">those</text:span><text:span text:style-name="T81"> </text:span><text:span text:style-name="T82">who</text:span><text:span text:style-name="T83"> </text:span><text:span text:style-name="T84">answered</text:span><text:span text:style-name="T85"> </text:span><text:span text:style-name="T86">“Yes”</text:span><text:span text:style-name="T87"> </text:span><text:span text:style-name="T88">to</text:span><text:span text:style-name="T89"> </text:span><text:span text:style-name="T90">one</text:span><text:span text:style-name="T91"> </text:span><text:span text:style-name="T92">of</text:span><text:span text:style-name="T93"> </text:span><text:span text:style-name="T94">the</text:span><text:span text:style-name="T95"> </text:span><text:span text:style-name="T96">previous</text:span><text:span text:style-name="T97"> </text:span><text:span text:style-name="T98">three</text:span><text:span text:style-name="T99"> </text:span><text:span text:style-name="T100">questions.</text:span><text:span text:style-name="T101"> </text:span><text:span text:style-name="T102">The</text:span><text:span text:style-name="T103"> </text:span><text:span text:style-name="T104">rest</text:span><text:span text:style-name="T105"> </text:span><text:span text:style-name="T106">go</text:span><text:span text:style-name="T107"> </text:span><text:span text:style-name="T108">to</text:span><text:span text:style-name="T109"> </text:span><text:span text:style-name="T110">question</text:span><text:span text:style-name="T111"> </text:span><text:span text:style-name="T112">45]</text:span></text:p>
      <text:h text:style-name="Heading_20_2" text:outline-level="2">How did you manage to survive in these circumstances? How did you provide for yourself and your family?</text:h>
      <text:p text:style-name="First_20_paragraph"><text:span text:style-name="T113">scale:</text:span></text:p>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text:h>
      <text:p text:style-name="First_20_paragraph"><text:span text:style-name="T11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Completely agree</text:p>
            </table:table-cell>
            <table:table-cell table:style-name="Table9.A1" office:value-type="string">
              <text:p text:style-name="Table_20_Heading">Agree</text:p>
            </table:table-cell>
            <table:table-cell table:style-name="Table9.A1" office:value-type="string">
              <text:p text:style-name="Table_20_Heading">Not agree nor disagree</text:p>
            </table:table-cell>
            <table:table-cell table:style-name="Table9.A1" office:value-type="string">
              <text:p text:style-name="Table_20_Heading">Disagree</text:p>
            </table:table-cell>
            <table:table-cell table:style-name="Table9.A1" office:value-type="string">
              <text:p text:style-name="Table_20_Heading">Completely disagree</text:p>
            </table:table-cell>
            <table:table-cell table:style-name="Table9.A1" office:value-type="string">
              <text:p text:style-name="Table_20_Heading">Not applicaple</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cell table:style-name="Table9.A1" office:value-type="string">
            <text:p text:style-name="Table_20_Contents">3</text:p>
          </table:table-cell>
          <table:table-cell table:style-name="Table9.A1" office:value-type="string">
            <text:p text:style-name="Table_20_Contents">4</text:p>
          </table:table-cell>
          <table:table-cell table:style-name="Table9.A1" office:value-type="string">
            <text:p text:style-name="Table_20_Contents">5</text:p>
          </table:table-cell>
          <table:table-cell table:style-name="Table9.A1" office:value-type="string">
            <text:p text:style-name="Table_20_Contents">9</text:p>
          </table:table-cell>
        </table:table-row>
      </table:table>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though necessary, should not impede or slow the development of the enterprise</text:p>
        </text:list-item>
        <text:list-item>
          <text:p text:style-name="P48">Trade-unions are not necessary in the modern world</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children do you have under school age?</text:h>
      <text:list text:style-name="L53">
        <text:list-item>
          <text:p text:style-name="P53">One</text:p>
        </text:list-item>
        <text:list-item>
          <text:p text:style-name="P53">Two</text:p>
        </text:list-item>
        <text:list-item>
          <text:p text:style-name="P53">Three</text:p>
        </text:list-item>
        <text:list-item>
          <text:p text:style-name="P53">Four</text:p>
        </text:list-item>
        <text:list-item>
          <text:p text:style-name="P53">More than four</text:p>
        </text:list-item>
      </text:list>
      <text:h text:style-name="Heading_20_2" text:outline-level="2">In case you have children under school age, in what kind of daycare they are</text:h>
      <text:list text:style-name="L54">
        <text:list-item>
          <text:p text:style-name="P54">at home with mother</text:p>
        </text:list-item>
        <text:list-item>
          <text:p text:style-name="P54">at home with father</text:p>
        </text:list-item>
        <text:list-item>
          <text:p text:style-name="P54">at home with grandparent</text:p>
        </text:list-item>
        <text:list-item>
          <text:p text:style-name="P54">at home with other relative</text:p>
        </text:list-item>
        <text:list-item>
          <text:p text:style-name="P54">at home with hired nanny</text:p>
        </text:list-item>
        <text:list-item>
          <text:p text:style-name="P54">at public daycare center</text:p>
        </text:list-item>
        <text:list-item>
          <text:p text:style-name="P54">at private daycare center</text:p>
        </text:list-item>
      </text:list>
      <text:h text:style-name="Heading_20_2" text:outline-level="2">Which of the relatives permanently live with you under one roof?</text:h>
      <text:list text:style-name="L55">
        <text:list-item>
          <text:p text:style-name="P55">Spouse</text:p>
        </text:list-item>
        <text:list-item>
          <text:p text:style-name="P55">Children</text:p>
        </text:list-item>
        <text:list-item>
          <text:p text:style-name="P55">Your parents</text:p>
        </text:list-item>
        <text:list-item>
          <text:p text:style-name="P55">Spouse's parents</text:p>
        </text:list-item>
        <text:list-item>
          <text:p text:style-name="P55">Spouse's children</text:p>
        </text:list-item>
        <text:list-item>
          <text:p text:style-name="P55">Your brothers and sisters</text:p>
        </text:list-item>
        <text:list-item>
          <text:p text:style-name="P55">Brothers or sisters of your spouse</text:p>
        </text:list-item>
        <text:list-item>
          <text:p text:style-name="P55">Other relatives</text:p>
        </text:list-item>
      </text:list>
      <text:h text:style-name="Heading_20_2" text:outline-level="2">Do you take care of your parents, your spouse's parents or other elderly people?</text:h>
      <text:list text:style-name="L56">
        <text:list-item>
          <text:p text:style-name="P56">Yes</text:p>
        </text:list-item>
        <text:list-item>
          <text:p text:style-name="P56">No</text:p>
        </text:list-item>
      </text:list>
      <text:h text:style-name="Heading_20_2" text:outline-level="2">How many members of your family lives under the same roof with you?</text:h>
      <text:list text:style-name="L57">
        <text:list-item>
          <text:p text:style-name="P57">___ persons</text:p>
        </text:list-item>
      </text:list>
      <text:h text:style-name="Heading_20_2" text:outline-level="2">How often do you spend time on the following pastimes? Do it every day, every week, every month, three to six times a year, less frequently, never.</text:h>
      <text:list text:style-name="L58">
        <text:list-item>
          <text:p text:style-name="P58">Going to a concert or theater</text:p>
        </text:list-item>
        <text:list-item>
          <text:p text:style-name="P58">Going to libraries</text:p>
        </text:list-item>
        <text:list-item>
          <text:p text:style-name="P58">Visiting local house of culture</text:p>
        </text:list-item>
        <text:list-item>
          <text:p text:style-name="P58">Going to a restaurants, café, bar, pub</text:p>
        </text:list-item>
        <text:list-item>
          <text:p text:style-name="P58">Visiting friends, receiving guests</text:p>
        </text:list-item>
        <text:list-item>
          <text:p text:style-name="P58">Going to the cinema</text:p>
        </text:list-item>
        <text:list-item>
          <text:p text:style-name="P58">Taking up sports, training</text:p>
        </text:list-item>
        <text:list-item>
          <text:p text:style-name="P58">Drinking in the company of friends</text:p>
        </text:list-item>
        <text:list-item>
          <text:p text:style-name="P58">Spending time in outdoors</text:p>
        </text:list-item>
        <text:list-item>
          <text:p text:style-name="P58">Spending time at social media or playing computer games</text:p>
        </text:list-item>
      </text:list>
      <text:h text:style-name="Heading_20_1" text:outline-level="1">Well-being</text:h>
      <text:p text:style-name="P59">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5">scale:</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Table_20_Heading">Very important</text:p>
            </table:table-cell>
            <table:table-cell table:style-name="Table10.A1" office:value-type="string">
              <text:p text:style-name="Table_20_Heading">Important</text:p>
            </table:table-cell>
            <table:table-cell table:style-name="Table10.A1" office:value-type="string">
              <text:p text:style-name="Table_20_Heading">A little bit important</text:p>
            </table:table-cell>
            <table:table-cell table:style-name="Table10.A1" office:value-type="string">
              <text:p text:style-name="Table_20_Heading">Not important</text:p>
            </table:table-cell>
            <table:table-cell table:style-name="Table10.A1" office:value-type="string">
              <text:p text:style-name="Table_20_Heading">No such source</text:p>
            </table:table-cell>
            <table:table-cell table:style-name="Table10.A1" office:value-type="string">
              <text:p text:style-name="Table_20_Heading">hard to say</text:p>
            </table:table-cell>
          </table:table-row>
        </table:table-header-rows>
        <table:table-row>
          <table:table-cell table:style-name="Table10.A1" office:value-type="string">
            <text:p text:style-name="Table_20_Contents">3</text:p>
          </table:table-cell>
          <table:table-cell table:style-name="Table10.A1" office:value-type="string">
            <text:p text:style-name="Table_20_Contents">2</text:p>
          </table:table-cell>
          <table:table-cell table:style-name="Table10.A1" office:value-type="string">
            <text:p text:style-name="Table_20_Contents">1</text:p>
          </table:table-cell>
          <table:table-cell table:style-name="Table10.A1" office:value-type="string">
            <text:p text:style-name="Table_20_Contents">0</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list text:style-name="L59">
        <text:list-item>
          <text:p text:style-name="P60">Main job salary</text:p>
        </text:list-item>
        <text:list-item>
          <text:p text:style-name="P60">Second job salary</text:p>
        </text:list-item>
        <text:list-item>
          <text:p text:style-name="P60">Household plot farming?</text:p>
        </text:list-item>
        <text:list-item>
          <text:p text:style-name="P60">Relatives’ assistance</text:p>
        </text:list-item>
        <text:list-item>
          <text:p text:style-name="P60">Small scale trade</text:p>
        </text:list-item>
        <text:list-item>
          <text:p text:style-name="P60">Pensions, other social subsidy<text:line-break/></text:p>
        </text:list-item>
        <text:list-item>
          <text:p text:style-name="P60">Letting an apartment or a summer cottage</text:p>
        </text:list-item>
        <text:list-item>
          <text:p text:style-name="P60">Interest accumulated by a bank account</text:p>
        </text:list-item>
        <text:list-item>
          <text:p text:style-name="P60">Savings</text:p>
        </text:list-item>
        <text:list-item>
          <text:p text:style-name="P60">Philanthropy</text:p>
        </text:list-item>
        <text:list-item>
          <text:p text:style-name="P60">Other</text:p>
        </text:list-item>
      </text:list>
      <text:h text:style-name="Heading_20_2" text:outline-level="2">How is your work paid in your main job?</text:h>
      <text:list text:style-name="L60">
        <text:list-item>
          <text:p text:style-name="P61">Individual piece rate</text:p>
        </text:list-item>
        <text:list-item>
          <text:p text:style-name="P61">Collective piece rate</text:p>
        </text:list-item>
        <text:list-item>
          <text:p text:style-name="P61">Time wage</text:p>
        </text:list-item>
        <text:list-item>
          <text:p text:style-name="P61">Fixed salary</text:p>
        </text:list-item>
        <text:list-item>
          <text:p text:style-name="P61">Pay depends on sales or profits/commission</text:p>
        </text:list-item>
        <text:list-item>
          <text:p text:style-name="P61">other</text:p>
        </text:list-item>
      </text:list>
      <text:h text:style-name="Heading_20_2" text:outline-level="2">How often did you get bonus in the 12 months?</text:h>
      <text:list text:style-name="L61">
        <text:list-item>
          <text:p text:style-name="P62">____ n of times</text:p>
        </text:list-item>
      </text:list>
      <text:h text:style-name="Heading_20_2" text:outline-level="2">On what does the bonus depend on?</text:h>
      <text:list text:style-name="L62">
        <text:list-item>
          <text:p text:style-name="P63">How well I personally work</text:p>
        </text:list-item>
        <text:list-item>
          <text:p text:style-name="P63">How well our work collective works</text:p>
        </text:list-item>
        <text:list-item>
          <text:p text:style-name="P63">The profitability of the enterprise</text:p>
        </text:list-item>
        <text:list-item>
          <text:p text:style-name="P63">Attitude of the management</text:p>
        </text:list-item>
        <text:list-item>
          <text:p text:style-name="P63">It is a fixed part of the payment</text:p>
        </text:list-item>
        <text:list-item>
          <text:p text:style-name="P63">Not relevant</text:p>
        </text:list-item>
        <text:list-item>
          <text:p text:style-name="P63">Don't know</text:p>
        </text:list-item>
      </text:list>
      <text:h text:style-name="Heading_20_2" text:outline-level="2">What is your aggregate monthly income including income from all sources? Put it in rubles.</text:h>
      <text:list text:style-name="L63">
        <text:list-item>
          <text:p text:style-name="P64">____ rubles</text:p>
        </text:list-item>
      </text:list>
      <text:h text:style-name="Heading_20_2" text:outline-level="2">What is your family’s aggregate monthly income from all sources? Put it in rubles.</text:h>
      <text:list text:style-name="L64">
        <text:list-item>
          <text:p text:style-name="P65">_____ rubles</text:p>
        </text:list-item>
      </text:list>
      <text:h text:style-name="Heading_20_2" text:outline-level="2">What kind of state benefits or allowances do you get?</text:h>
      <text:p text:style-name="First_20_paragraph"><text:span text:style-name="T116">Scale:</text:span></text:p>
      <table:table table:name="Table11" table:style-name="Table11">
        <table:table-column table:style-name="Table11.A"/>
        <table:table-column table:style-name="Table11.B"/>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row>
      </table:table>
      <text:list text:style-name="L65">
        <text:list-item>
          <text:p text:style-name="P66">Unemployment benefits<text:line-break/></text:p>
        </text:list-item>
        <text:list-item>
          <text:p text:style-name="P66">Children support subsidy</text:p>
        </text:list-item>
        <text:list-item>
          <text:p text:style-name="P66">Maternity benefits</text:p>
        </text:list-item>
        <text:list-item>
          <text:p text:style-name="P66">Communal payment rebate</text:p>
        </text:list-item>
        <text:list-item>
          <text:p text:style-name="P66">Allowance for the handicapped</text:p>
        </text:list-item>
        <text:list-item>
          <text:p text:style-name="P66">Pensions</text:p>
        </text:list-item>
        <text:list-item>
          <text:p text:style-name="P66">monthly cash payments (monetized l'goty)</text:p>
        </text:list-item>
        <text:list-item>
          <text:p text:style-name="P66">Other</text:p>
        </text:list-item>
      </text:list>
      <text:h text:style-name="Heading_20_2" text:outline-level="2">What kind of state benefits or allowances do you get? NON-MONETARY / IN-KIND</text:h>
      <text:list text:style-name="L66">
        <text:list-item>
          <text:p text:style-name="Horizontal_20_Line"/>
        </text:list-item>
        <text:list-item>
          <text:p text:style-name="Horizontal_20_Line"/>
        </text:list-item>
        <text:list-item>
          <text:p text:style-name="Horizontal_20_Line"/>
        </text:list-item>
      </text:list>
      <text:h text:style-name="Heading_20_2" text:outline-level="2">What kind of maternity or child benefits do you get?</text:h>
      <text:list text:style-name="L67">
        <text:list-item>
          <text:p text:style-name="P68">birth or adoption grant</text:p>
        </text:list-item>
        <text:list-item>
          <text:p text:style-name="P68">child benefit</text:p>
        </text:list-item>
        <text:list-item>
          <text:p text:style-name="P68">child care benefit</text:p>
        </text:list-item>
        <text:list-item>
          <text:p text:style-name="P68">birth certificate</text:p>
        </text:list-item>
        <text:list-item>
          <text:p text:style-name="P68">Maternity capital</text:p>
        </text:list-item>
      </text:list>
      <text:h text:style-name="Heading_20_2" text:outline-level="2">Which of the following social benefits did you get at your workplace ten years ago?</text:h>
      <text:p text:style-name="First_20_paragraph"><text:span text:style-name="T11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8">
        <text:list-item>
          <text:p text:style-name="P69">Privileges in getting a new home, an apartment</text:p>
        </text:list-item>
        <text:list-item>
          <text:p text:style-name="P69">Kindergarten</text:p>
        </text:list-item>
        <text:list-item>
          <text:p text:style-name="P69">Privileged access to rest homes or sanatoria</text:p>
        </text:list-item>
        <text:list-item>
          <text:p text:style-name="P69">Lunch at a special price</text:p>
        </text:list-item>
        <text:list-item>
          <text:p text:style-name="P69">Issue of work clothes</text:p>
        </text:list-item>
        <text:list-item>
          <text:p text:style-name="P69">Coverage of travel to workplace and back</text:p>
        </text:list-item>
        <text:list-item>
          <text:p text:style-name="P69">Privileged access to food products</text:p>
        </text:list-item>
        <text:list-item>
          <text:p text:style-name="P69">Privileged access to consumer goods</text:p>
        </text:list-item>
        <text:list-item>
          <text:p text:style-name="P69">Holiday pay</text:p>
        </text:list-item>
        <text:list-item>
          <text:p text:style-name="P69">Sick pay</text:p>
        </text:list-item>
        <text:list-item>
          <text:p text:style-name="P69">Obligatory Medical insurance</text:p>
        </text:list-item>
        <text:list-item>
          <text:p text:style-name="P69">Training at the expense of the enterprise</text:p>
        </text:list-item>
      </text:list>
      <text:h text:style-name="Heading_20_2" text:outline-level="2">Which of the following social benefits do you get at your workplace now?</text:h>
      <text:p text:style-name="First_20_paragraph"><text:span text:style-name="T118">Scale:</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Yes</text:p>
            </table:table-cell>
            <table:table-cell table:style-name="Table13.A1" office:value-type="string">
              <text:p text:style-name="Table_20_Heading">No</text:p>
            </table:table-cell>
            <table:table-cell table:style-name="Table13.A1" office:value-type="string">
              <text:p text:style-name="Table_20_Heading">Hard to say</text:p>
            </table:table-cell>
            <table:table-cell table:style-name="Table13.A1" office:value-type="string">
              <text:p text:style-name="Table_20_Heading">Not applicable</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69">
        <text:list-item>
          <text:p text:style-name="P70">Privileges in getting a new home, an apartment</text:p>
        </text:list-item>
        <text:list-item>
          <text:p text:style-name="P70">Kindergarten</text:p>
        </text:list-item>
        <text:list-item>
          <text:p text:style-name="P70">Privileged access to rest homes or sanatoria</text:p>
        </text:list-item>
        <text:list-item>
          <text:p text:style-name="P70">Lunch at a special price</text:p>
        </text:list-item>
        <text:list-item>
          <text:p text:style-name="P70">Issue of work clothes</text:p>
        </text:list-item>
        <text:list-item>
          <text:p text:style-name="P70">Coverage of travel to workplace and back</text:p>
        </text:list-item>
        <text:list-item>
          <text:p text:style-name="P70">Privileged access to food products</text:p>
        </text:list-item>
        <text:list-item>
          <text:p text:style-name="P70">Privileged access to consumer goods</text:p>
        </text:list-item>
        <text:list-item>
          <text:p text:style-name="P70">Holiday pay</text:p>
        </text:list-item>
        <text:list-item>
          <text:p text:style-name="P70">Sick pay</text:p>
        </text:list-item>
        <text:list-item>
          <text:p text:style-name="P70">Obligatory Medical insurance</text:p>
        </text:list-item>
        <text:list-item>
          <text:p text:style-name="P70">Training at the expense of the enterprise</text:p>
        </text:list-item>
      </text:list>
      <text:h text:style-name="Heading_20_2" text:outline-level="2">I shall read the characteristics of several groups. Tell me to which of them you belong.</text:h>
      <text:list text:style-name="L70">
        <text:list-item>
          <text:p text:style-name="P71">We cannot make ends meet. There is not enough money even for food 1</text:p>
        </text:list-item>
        <text:list-item>
          <text:p text:style-name="P71">We have money only for food, the purchase of clothes is a problem 2</text:p>
        </text:list-item>
        <text:list-item>
          <text:p text:style-name="P71">We are able to buy food. We can also buy clothes, if we stick to cheap kind. However, we have a problem when there is a need to buy durables such as a TV set or a refrigerator 3</text:p>
        </text:list-item>
        <text:list-item>
          <text:p text:style-name="P71">We have enough money for food. We can also buy good expensive clothes. If we save money, we can buy durables, but things that are really expensive such as a summer cottage or a car are beyond our means 4</text:p>
        </text:list-item>
        <text:list-item>
          <text:p text:style-name="P71">We can buy durables without any problems. If we save, we can buy an Inexpensive car or a modest summer home. However we do not have a chance to go for really expensive things such as a n apartment or a modern house. 5</text:p>
        </text:list-item>
        <text:list-item>
          <text:p text:style-name="P71">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71">
        <text:list-item>
          <text:p text:style-name="P72">Significantly improved 5</text:p>
        </text:list-item>
        <text:list-item>
          <text:p text:style-name="P72">Improved 4</text:p>
        </text:list-item>
        <text:list-item>
          <text:p text:style-name="P72">Did not change 3</text:p>
        </text:list-item>
        <text:list-item>
          <text:p text:style-name="P72">Worsened 2</text:p>
        </text:list-item>
        <text:list-item>
          <text:p text:style-name="P72">Significantly worsened 1</text:p>
        </text:list-item>
        <text:list-item>
          <text:p text:style-name="P72">Not applicable 8 Hard to say 9</text:p>
        </text:list-item>
      </text:list>
      <text:h text:style-name="Heading_20_2" text:outline-level="2">How did you family’s following expenses change since the year 2010?</text:h>
      <text:p text:style-name="First_20_paragraph"><text:span text:style-name="T119">Scale:</text:span></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Decreased</text:p>
            </table:table-cell>
            <table:table-cell table:style-name="Table14.A1" office:value-type="string">
              <text:p text:style-name="Table_20_Heading">No change</text:p>
            </table:table-cell>
            <table:table-cell table:style-name="Table14.A1" office:value-type="string">
              <text:p text:style-name="Table_20_Heading">Increased</text:p>
            </table:table-cell>
            <table:table-cell table:style-name="Table14.A1" office:value-type="string">
              <text:p text:style-name="Table_20_Heading">No such expense</text:p>
            </table:table-cell>
            <table:table-cell table:style-name="Table14.A1" office:value-type="string">
              <text:p text:style-name="Table_20_Heading">hard to say</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3</text:p>
          </table:table-cell>
          <table:table-cell table:style-name="Table14.A1" office:value-type="string">
            <text:p text:style-name="Table_20_Contents">8</text:p>
          </table:table-cell>
          <table:table-cell table:style-name="Table14.A1" office:value-type="string">
            <text:p text:style-name="Table_20_Contents">9</text:p>
          </table:table-cell>
        </table:table-row>
      </table:table>
      <text:list text:style-name="L72">
        <text:list-item>
          <text:p text:style-name="P73">Purchase of medical services, drugs</text:p>
        </text:list-item>
        <text:list-item>
          <text:p text:style-name="P73">Food</text:p>
        </text:list-item>
        <text:list-item>
          <text:p text:style-name="P73">Hobbies</text:p>
        </text:list-item>
        <text:list-item>
          <text:p text:style-name="P73">Travel</text:p>
        </text:list-item>
        <text:list-item>
          <text:p text:style-name="P73">Big buys such as real estate or a car</text:p>
        </text:list-item>
        <text:list-item>
          <text:p text:style-name="P73">Small buys such as clothes</text:p>
        </text:list-item>
        <text:list-item>
          <text:p text:style-name="P73">Children’s education</text:p>
        </text:list-item>
        <text:list-item>
          <text:p text:style-name="P73">Communal payments</text:p>
        </text:list-item>
        <text:list-item>
          <text:p text:style-name="P73">Tax payment</text:p>
        </text:list-item>
      </text:list>
      <text:h text:style-name="Heading_20_2" text:outline-level="2">What are your expectations? How would your well-being change in the next three years?</text:h>
      <text:list text:style-name="L73">
        <text:list-item>
          <text:p text:style-name="P74">Significantly improve 5</text:p>
        </text:list-item>
        <text:list-item>
          <text:p text:style-name="P74">Somewhat improve 4</text:p>
        </text:list-item>
        <text:list-item>
          <text:p text:style-name="P74">Will not change 3</text:p>
        </text:list-item>
        <text:list-item>
          <text:p text:style-name="P74">Somewhat worsen 2</text:p>
        </text:list-item>
        <text:list-item>
          <text:p text:style-name="P74">Significantly worsen 1</text:p>
        </text:list-item>
        <text:list-item>
          <text:p text:style-name="P74">Hard to say 9</text:p>
        </text:list-item>
      </text:list>
      <text:h text:style-name="Heading_20_2" text:outline-level="2">Do you own or are you renting your current apartment?</text:h>
      <text:list text:style-name="L74">
        <text:list-item>
          <text:p text:style-name="P75">own</text:p>
        </text:list-item>
        <text:list-item>
          <text:p text:style-name="P75">rent</text:p>
        </text:list-item>
        <text:list-item>
          <text:p text:style-name="P75">other, what? ________________</text:p>
        </text:list-item>
      </text:list>
      <text:h text:style-name="Heading_20_2" text:outline-level="2">What are home conditions at the place where you are living permanently? Choose one option of the listed below.</text:h>
      <text:list text:style-name="L75">
        <text:list-item>
          <text:p text:style-name="P76">Detached house</text:p>
        </text:list-item>
        <text:list-item>
          <text:p text:style-name="P76">Block of flats</text:p>
        </text:list-item>
        <text:list-item>
          <text:p text:style-name="P76">Communal apartment</text:p>
        </text:list-item>
        <text:list-item>
          <text:p text:style-name="P76">Shared room in a dormitory</text:p>
        </text:list-item>
        <text:list-item>
          <text:p text:style-name="P76">One or several rooms in a barrack</text:p>
        </text:list-item>
        <text:list-item>
          <text:p text:style-name="P76">Other</text:p>
        </text:list-item>
      </text:list>
      <text:h text:style-name="Heading_20_2" text:outline-level="2">Number of square meters?</text:h>
      <text:h text:style-name="Heading_20_1" text:outline-level="1">Information and media</text:h>
      <text:h text:style-name="Heading_20_2" text:outline-level="2">Have you access to internet</text:h>
      <text:list text:style-name="L76">
        <text:list-item>
          <text:p text:style-name="P77">Yes</text:p>
        </text:list-item>
        <text:list-item>
          <text:p text:style-name="P77">No</text:p>
        </text:list-item>
      </text:list>
      <text:h text:style-name="Heading_20_2" text:outline-level="2">What do you use internet for?</text:h>
      <text:p text:style-name="First_20_paragraph"><text:span text:style-name="T120">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daily</text:p>
            </table:table-cell>
            <table:table-cell table:style-name="Table15.A1" office:value-type="string">
              <text:p text:style-name="Table_20_Heading">few times a week</text:p>
            </table:table-cell>
            <table:table-cell table:style-name="Table15.A1" office:value-type="string">
              <text:p text:style-name="Table_20_Heading">weekly</text:p>
            </table:table-cell>
            <table:table-cell table:style-name="Table15.A1" office:value-type="string">
              <text:p text:style-name="Table_20_Heading">monthly</text:p>
            </table:table-cell>
            <table:table-cell table:style-name="Table15.A1" office:value-type="string">
              <text:p text:style-name="Table_20_Heading">not at all</text:p>
            </table:table-cell>
            <table:table-cell table:style-name="Table15.A1" office:value-type="string">
              <text:p text:style-name="Table_20_Heading">not applicaple</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77">
        <text:list-item>
          <text:p text:style-name="P78">paying bills</text:p>
        </text:list-item>
        <text:list-item>
          <text:p text:style-name="P78">dealing with authorities</text:p>
        </text:list-item>
        <text:list-item>
          <text:p text:style-name="P78">entertainment</text:p>
        </text:list-item>
        <text:list-item>
          <text:p text:style-name="P78">reading newspapers &amp; watching news</text:p>
        </text:list-item>
        <text:list-item>
          <text:p text:style-name="P78">searching information through yandex/google</text:p>
        </text:list-item>
        <text:list-item>
          <text:p text:style-name="P78">emailing, video calls, chatting</text:p>
        </text:list-item>
        <text:list-item>
          <text:p text:style-name="P78">facebook</text:p>
        </text:list-item>
        <text:list-item>
          <text:p text:style-name="P78">vkontakte</text:p>
        </text:list-item>
        <text:list-item>
          <text:p text:style-name="P78">twitter</text:p>
        </text:list-item>
        <text:list-item>
          <text:p text:style-name="P78">live journal</text:p>
        </text:list-item>
      </text:list>
      <text:h text:style-name="Heading_20_2" text:outline-level="2">What do you use your smart phone for?</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daily</text:p>
            </table:table-cell>
            <table:table-cell table:style-name="Table16.A1" office:value-type="string">
              <text:p text:style-name="Table_20_Heading">few times a week</text:p>
            </table:table-cell>
            <table:table-cell table:style-name="Table16.A1" office:value-type="string">
              <text:p text:style-name="Table_20_Heading">weekly</text:p>
            </table:table-cell>
            <table:table-cell table:style-name="Table16.A1" office:value-type="string">
              <text:p text:style-name="Table_20_Heading">monthly</text:p>
            </table:table-cell>
            <table:table-cell table:style-name="Table16.A1" office:value-type="string">
              <text:p text:style-name="Table_20_Heading">not at all</text:p>
            </table:table-cell>
            <table:table-cell table:style-name="Table16.A1" office:value-type="string">
              <text:p text:style-name="Table_20_Heading">not applicaple</text:p>
            </table:table-cell>
          </table:table-row>
        </table:table-header-rows>
        <table:table-row>
          <table:table-cell table:style-name="Table16.A1" office:value-type="string">
            <text:p text:style-name="Table_20_Contents">5</text:p>
          </table:table-cell>
          <table:table-cell table:style-name="Table16.A1" office:value-type="string">
            <text:p text:style-name="Table_20_Contents">4</text:p>
          </table:table-cell>
          <table:table-cell table:style-name="Table16.A1" office:value-type="string">
            <text:p text:style-name="Table_20_Contents">3</text:p>
          </table:table-cell>
          <table:table-cell table:style-name="Table16.A1" office:value-type="string">
            <text:p text:style-name="Table_20_Contents">2</text:p>
          </table:table-cell>
          <table:table-cell table:style-name="Table16.A1" office:value-type="string">
            <text:p text:style-name="Table_20_Contents">1</text:p>
          </table:table-cell>
          <table:table-cell table:style-name="Table16.A1" office:value-type="string">
            <text:p text:style-name="Table_20_Contents">9</text:p>
          </table:table-cell>
        </table:table-row>
      </table:table>
      <text:list text:style-name="L78">
        <text:list-item>
          <text:p text:style-name="P79">making phone calls</text:p>
        </text:list-item>
        <text:list-item>
          <text:p text:style-name="P79">taking photos</text:p>
        </text:list-item>
        <text:list-item>
          <text:p text:style-name="P79">listening to music</text:p>
        </text:list-item>
        <text:list-item>
          <text:p text:style-name="P79">watching movies</text:p>
        </text:list-item>
        <text:list-item>
          <text:p text:style-name="P79">reading books</text:p>
        </text:list-item>
        <text:list-item>
          <text:p text:style-name="P79">sending messages</text:p>
        </text:list-item>
        <text:list-item>
          <text:p text:style-name="P79">facebooking</text:p>
        </text:list-item>
        <text:list-item>
          <text:p text:style-name="P79">using it as a navigator</text:p>
        </text:list-item>
      </text:list>
      <text:h text:style-name="Heading_20_2" text:outline-level="2">Do you regularly read newspapers?</text:h>
      <text:list text:style-name="L79">
        <text:list-item>
          <text:p text:style-name="P80">Yes</text:p>
        </text:list-item>
        <text:list-item>
          <text:p text:style-name="P80">No</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80">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2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Very important</text:p>
            </table:table-cell>
            <table:table-cell table:style-name="Table17.A1" office:value-type="string">
              <text:p text:style-name="Table_20_Heading">Important</text:p>
            </table:table-cell>
            <table:table-cell table:style-name="Table17.A1" office:value-type="string">
              <text:p text:style-name="Table_20_Heading">A little bit important</text:p>
            </table:table-cell>
            <table:table-cell table:style-name="Table17.A1" office:value-type="string">
              <text:p text:style-name="Table_20_Heading">Not important</text:p>
            </table:table-cell>
            <table:table-cell table:style-name="Table17.A1" office:value-type="string">
              <text:p text:style-name="Table_20_Heading">No such source</text:p>
            </table:table-cell>
            <table:table-cell table:style-name="Table17.A1" office:value-type="string">
              <text:p text:style-name="Table_20_Heading">hard to say</text:p>
            </table:table-cell>
          </table:table-row>
        </table:table-header-rows>
        <table:table-row>
          <table:table-cell table:style-name="Table17.A1" office:value-type="string">
            <text:p text:style-name="Table_20_Contents">3</text:p>
          </table:table-cell>
          <table:table-cell table:style-name="Table17.A1" office:value-type="string">
            <text:p text:style-name="Table_20_Contents">2</text:p>
          </table:table-cell>
          <table:table-cell table:style-name="Table17.A1" office:value-type="string">
            <text:p text:style-name="Table_20_Contents">1</text:p>
          </table:table-cell>
          <table:table-cell table:style-name="Table17.A1" office:value-type="string">
            <text:p text:style-name="Table_20_Contents">0</text:p>
          </table:table-cell>
          <table:table-cell table:style-name="Table17.A1" office:value-type="string">
            <text:p text:style-name="Table_20_Contents">8</text:p>
          </table:table-cell>
          <table:table-cell table:style-name="Table17.A1" office:value-type="string">
            <text:p text:style-name="Table_20_Contents">9</text:p>
          </table:table-cell>
        </table:table-row>
      </table:table>
      <text:list text:style-name="L81">
        <text:list-item>
          <text:p text:style-name="P82">Newspapers became too expensive</text:p>
        </text:list-item>
        <text:list-item>
          <text:p text:style-name="P82">Things they write about are not interesting for me</text:p>
        </text:list-item>
        <text:list-item>
          <text:p text:style-name="P82">TV is enough for me</text:p>
        </text:list-item>
        <text:list-item>
          <text:p text:style-name="P82">Radio is enough for me</text:p>
        </text:list-item>
        <text:list-item>
          <text:p text:style-name="P82">Internet is enough for me</text:p>
        </text:list-item>
        <text:list-item>
          <text:p text:style-name="P82">Free-distributed press is enough for me</text:p>
        </text:list-item>
        <text:list-item>
          <text:p text:style-name="P82">Weeklies or monthlies are enough for me</text:p>
        </text:list-item>
        <text:list-item>
          <text:p text:style-name="P82">Newspapers are badly delivered</text:p>
        </text:list-item>
        <text:list-item>
          <text:p text:style-name="P82">Newspapers are stolen from my post box</text:p>
        </text:list-item>
        <text:list-item>
          <text:p text:style-name="P82">I have not time for this</text:p>
        </text:list-item>
        <text:list-item>
          <text:p text:style-name="P82">They do not have information that I need</text:p>
        </text:list-item>
        <text:list-item>
          <text:p text:style-name="P82">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82">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83">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84">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22">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18.A1" office:value-type="string">
              <text:p text:style-name="Table_20_Heading">TV</text:p>
            </table:table-cell>
            <table:table-cell table:style-name="Table18.A1" office:value-type="string">
              <text:p text:style-name="Table_20_Heading">Radio</text:p>
            </table:table-cell>
            <table:table-cell table:style-name="Table18.A1" office:value-type="string">
              <text:p text:style-name="Table_20_Heading">Newspapers</text:p>
            </table:table-cell>
            <table:table-cell table:style-name="Table18.A1" office:value-type="string">
              <text:p text:style-name="Table_20_Heading">Magazines</text:p>
            </table:table-cell>
            <table:table-cell table:style-name="Table18.A1" office:value-type="string">
              <text:p text:style-name="Table_20_Heading">Internet</text:p>
            </table:table-cell>
            <table:table-cell table:style-name="Table18.A1" office:value-type="string">
              <text:p text:style-name="Table_20_Heading">Experience</text:p>
            </table:table-cell>
            <table:table-cell table:style-name="Table18.A1" office:value-type="string">
              <text:p text:style-name="Table_20_Heading">Do not get</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6</text:p>
          </table:table-cell>
          <table:table-cell table:style-name="Table18.A1" office:value-type="string">
            <text:p text:style-name="Table_20_Contents">9</text:p>
          </table:table-cell>
        </table:table-row>
      </table:table>
      <text:list text:style-name="L85">
        <text:list-item>
          <text:p text:style-name="P86">Political life in Russia</text:p>
        </text:list-item>
        <text:list-item>
          <text:p text:style-name="P86">Russian economy</text:p>
        </text:list-item>
        <text:list-item>
          <text:p text:style-name="P86">Mood in society</text:p>
        </text:list-item>
        <text:list-item>
          <text:p text:style-name="P86">Events in the Caucasus</text:p>
        </text:list-item>
        <text:list-item>
          <text:p text:style-name="P86">Political life in your region</text:p>
        </text:list-item>
        <text:list-item>
          <text:p text:style-name="P86">State of regional economy</text:p>
        </text:list-item>
        <text:list-item>
          <text:p text:style-name="P86">Work done by regional administration</text:p>
        </text:list-item>
        <text:list-item>
          <text:p text:style-name="P86">Work done by city or village administration</text:p>
        </text:list-item>
        <text:list-item>
          <text:p text:style-name="P86">Events in the world 10 .Sports, outcome of competitions</text:p>
        </text:list-item>
        <text:list-item>
          <text:p text:style-name="P86">Cultural events</text:p>
        </text:list-item>
        <text:list-item>
          <text:p text:style-name="P86">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23">scale:</text:span></text:p>
      <table:table table:name="Table19" table:style-name="Table19">
        <table:table-column table:style-name="Table19.A"/>
        <table:table-column table:style-name="Table19.B"/>
        <table:table-header-rows>
          <table:table-row>
            <table:table-cell table:style-name="Table19.A1" office:value-type="string">
              <text:p text:style-name="Table_20_Heading">Yes</text:p>
            </table:table-cell>
            <table:table-cell table:style-name="Table19.A1" office:value-type="string">
              <text:p text:style-name="Table_20_Heading">No</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row>
      </table:table>
      <text:list text:style-name="L86">
        <text:list-item>
          <text:p text:style-name="P87">Signed a petition or an address</text:p>
        </text:list-item>
        <text:list-item>
          <text:p text:style-name="P87">Participated in congresses or conferences of public organizations</text:p>
        </text:list-item>
        <text:list-item>
          <text:p text:style-name="P87">Took part in strikes</text:p>
        </text:list-item>
        <text:list-item>
          <text:p text:style-name="P87">Participated in demonstrations or marches of protest</text:p>
        </text:list-item>
        <text:list-item>
          <text:p text:style-name="P87">Took part in rallies</text:p>
        </text:list-item>
        <text:list-item>
          <text:p text:style-name="P87">Wrote a letter to a newspaper</text:p>
        </text:list-item>
        <text:list-item>
          <text:p text:style-name="P87">Took part in an electoral campaign in the team of a candidate</text:p>
        </text:list-item>
        <text:list-item>
          <text:p text:style-name="P87">Voted in local elections</text:p>
        </text:list-item>
      </text:list>
      <text:h text:style-name="Heading_20_2" text:outline-level="2">Are you a member of a political party or a social organisation?</text:h>
      <text:list text:style-name="L87">
        <text:list-item>
          <text:p text:style-name="P88">Yes 1 [go to question XX]</text:p>
        </text:list-item>
        <text:list-item>
          <text:p text:style-name="P88">No 2 [go to question XX]</text:p>
        </text:list-item>
      </text:list>
      <text:h text:style-name="Heading_20_2" text:outline-level="2">What is the name of that political party or a social organisation?</text:h>
      <text:list text:style-name="L88">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24">scale:</text:span></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Participate</text:p>
            </table:table-cell>
            <table:table-cell table:style-name="Table20.A1" office:value-type="string">
              <text:p text:style-name="Table_20_Heading">Formally belong, but do not participate</text:p>
            </table:table-cell>
            <table:table-cell table:style-name="Table20.A1" office:value-type="string">
              <text:p text:style-name="Table_20_Heading">Do not belong, and do not participate</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row>
      </table:table>
      <text:list text:style-name="L89">
        <text:list-item>
          <text:p text:style-name="P90">Charity</text:p>
        </text:list-item>
        <text:list-item>
          <text:p text:style-name="P90">Religious</text:p>
        </text:list-item>
        <text:list-item>
          <text:p text:style-name="P90">Cultural, artist, organizations and groups</text:p>
        </text:list-item>
        <text:list-item>
          <text:p text:style-name="P90">Trade Unions</text:p>
        </text:list-item>
        <text:list-item>
          <text:p text:style-name="P90">Political parties</text:p>
        </text:list-item>
        <text:list-item>
          <text:p text:style-name="P90">Organisations in protection of minorities</text:p>
        </text:list-item>
        <text:list-item>
          <text:p text:style-name="P90">Environmental organization</text:p>
        </text:list-item>
        <text:list-item>
          <text:p text:style-name="P90">youth organizations (clubs)</text:p>
        </text:list-item>
        <text:list-item>
          <text:p text:style-name="P90">Women’s organizations (clubs)</text:p>
        </text:list-item>
        <text:list-item>
          <text:p text:style-name="P90">Veterans or pensioners organization</text:p>
        </text:list-item>
        <text:list-item>
          <text:p text:style-name="P90">Disabled organization</text:p>
        </text:list-item>
        <text:list-item>
          <text:p text:style-name="P90">Sport clubs, associations</text:p>
        </text:list-item>
        <text:list-item>
          <text:p text:style-name="P90">Consumer organizations</text:p>
        </text:list-item>
        <text:list-item>
          <text:p text:style-name="P90">Formal or informal councils of residents or yard councils</text:p>
        </text:list-item>
        <text:list-item>
          <text:p text:style-name="P90">Hobby clubs (fishing, hunting)</text:p>
        </text:list-item>
        <text:list-item>
          <text:p text:style-name="P90">other clubs of organizations (specify ___________)</text:p>
        </text:list-item>
      </text:list>
      <text:h text:style-name="Heading_20_2" text:outline-level="2">To what extent do you trust the following authorities, public organizations or groups?</text:h>
      <text:p text:style-name="First_20_paragraph"><text:span text:style-name="T125">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Fully trust</text:p>
            </table:table-cell>
            <table:table-cell table:style-name="Table21.A1" office:value-type="string">
              <text:p text:style-name="Table_20_Heading">Mainly trust</text:p>
            </table:table-cell>
            <table:table-cell table:style-name="Table21.A1" office:value-type="string">
              <text:p text:style-name="Table_20_Heading">Partially</text:p>
            </table:table-cell>
            <table:table-cell table:style-name="Table21.A1" office:value-type="string">
              <text:p text:style-name="Table_20_Heading">Mainly distrust</text:p>
            </table:table-cell>
            <table:table-cell table:style-name="Table21.A1" office:value-type="string">
              <text:p text:style-name="Table_20_Heading">Completely distrust</text:p>
            </table:table-cell>
            <table:table-cell table:style-name="Table21.A1" office:value-type="string">
              <text:p text:style-name="Table_20_Heading">Hard to say</text:p>
            </table:table-cell>
          </table:table-row>
        </table:table-header-rows>
        <table:table-row>
          <table:table-cell table:style-name="Table21.A1" office:value-type="string">
            <text:p text:style-name="Table_20_Contents">5</text:p>
          </table:table-cell>
          <table:table-cell table:style-name="Table21.A1" office:value-type="string">
            <text:p text:style-name="Table_20_Contents">4</text:p>
          </table:table-cell>
          <table:table-cell table:style-name="Table21.A1" office:value-type="string">
            <text:p text:style-name="Table_20_Contents">3</text:p>
          </table:table-cell>
          <table:table-cell table:style-name="Table21.A1" office:value-type="string">
            <text:p text:style-name="Table_20_Contents">2</text:p>
          </table:table-cell>
          <table:table-cell table:style-name="Table21.A1" office:value-type="string">
            <text:p text:style-name="Table_20_Contents">1</text:p>
          </table:table-cell>
          <table:table-cell table:style-name="Table21.A1" office:value-type="string">
            <text:p text:style-name="Table_20_Contents">9</text:p>
          </table:table-cell>
        </table:table-row>
      </table:table>
      <text:list text:style-name="L90">
        <text:list-item>
          <text:p text:style-name="P91">Council of the Federation</text:p>
        </text:list-item>
        <text:list-item>
          <text:p text:style-name="P91">State Duma</text:p>
        </text:list-item>
        <text:list-item>
          <text:p text:style-name="P91">President of Russia</text:p>
        </text:list-item>
        <text:list-item>
          <text:p text:style-name="P91">Government of Russia</text:p>
        </text:list-item>
        <text:list-item>
          <text:p text:style-name="P91">Regional administration</text:p>
        </text:list-item>
        <text:list-item>
          <text:p text:style-name="P91">Municipal, village administration</text:p>
        </text:list-item>
        <text:list-item>
          <text:p text:style-name="P91">Russian orthodox church</text:p>
        </text:list-item>
        <text:list-item>
          <text:p text:style-name="P91">Army</text:p>
        </text:list-item>
        <text:list-item>
          <text:p text:style-name="P91">Courts</text:p>
        </text:list-item>
        <text:list-item>
          <text:p text:style-name="P91">Police</text:p>
        </text:list-item>
        <text:list-item>
          <text:p text:style-name="P91">Trade unions</text:p>
        </text:list-item>
        <text:list-item>
          <text:p text:style-name="P91">non-government organizations (общественные/некоммеческие/негосударственные организации?)</text:p>
        </text:list-item>
        <text:list-item>
          <text:p text:style-name="P91">Television</text:p>
        </text:list-item>
        <text:list-item>
          <text:p text:style-name="P91">Newspapers</text:p>
        </text:list-item>
        <text:list-item>
          <text:p text:style-name="P91">Banks</text:p>
        </text:list-item>
        <text:list-item>
          <text:p text:style-name="P91">Entrepreneurs</text:p>
        </text:list-item>
        <text:list-item>
          <text:p text:style-name="P91">Your sources of information in internet</text:p>
        </text:list-item>
      </text:list>
      <text:h text:style-name="Heading_20_2" text:outline-level="2">Generally speaking, would you say that people can be trusted or distrusted?</text:h>
      <text:list text:style-name="L91">
        <text:list-item>
          <text:p text:style-name="P92">People can always be trusted</text:p>
        </text:list-item>
        <text:list-item>
          <text:p text:style-name="P92">Most people can be trusted most of the time</text:p>
        </text:list-item>
        <text:list-item>
          <text:p text:style-name="P92">Some can be trusted, some cannot</text:p>
        </text:list-item>
        <text:list-item>
          <text:p text:style-name="P92">Most of the people cannot be trusted</text:p>
        </text:list-item>
        <text:list-item>
          <text:p text:style-name="P92">You can't trust people</text:p>
        </text:list-item>
        <text:list-item>
          <text:p text:style-name="P92">Can’t choose</text:p>
        </text:list-item>
      </text:list>
      <text:h text:style-name="Heading_20_2" text:outline-level="2">In general, how satisfied you are in</text:h>
      <text:p text:style-name="First_20_paragraph"><text:span text:style-name="T126">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Completely satisfied</text:p>
            </table:table-cell>
            <table:table-cell table:style-name="Table22.A1" office:value-type="string">
              <text:p text:style-name="Table_20_Heading">satisfied</text:p>
            </table:table-cell>
            <table:table-cell table:style-name="Table22.A1" office:value-type="string">
              <text:p text:style-name="Table_20_Heading">Not satisfied nor unsatisfied</text:p>
            </table:table-cell>
            <table:table-cell table:style-name="Table22.A1" office:value-type="string">
              <text:p text:style-name="Table_20_Heading">unsatisfied</text:p>
            </table:table-cell>
            <table:table-cell table:style-name="Table22.A1" office:value-type="string">
              <text:p text:style-name="Table_20_Heading">Completely unsatisfied</text:p>
            </table:table-cell>
            <table:table-cell table:style-name="Table22.A1" office:value-type="string">
              <text:p text:style-name="Table_20_Heading">Not applicapl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92">
        <text:list-item>
          <text:p text:style-name="P93">the health care?</text:p>
        </text:list-item>
        <text:list-item>
          <text:p text:style-name="P93">educational system ?</text:p>
        </text:list-item>
        <text:list-item>
          <text:p text:style-name="P93">social services or social support?</text:p>
        </text:list-item>
        <text:list-item>
          <text:p text:style-name="P93">the way in which the government takes care of its duties?</text:p>
        </text:list-item>
        <text:list-item>
          <text:p text:style-name="P93">the way in which the Duma takes care of its duties?</text:p>
        </text:list-item>
        <text:list-item>
          <text:p text:style-name="P93">the way in which the President takes care of its duties?</text:p>
        </text:list-item>
        <text:list-item>
          <text:p text:style-name="P93">how politicians functions in Russia?</text:p>
        </text:list-item>
      </text:list>
      <text:h text:style-name="Heading_20_2" text:outline-level="2">Do you agree or disagree with following statements?</text:h>
      <text:p text:style-name="First_20_paragraph"><text:span text:style-name="T127">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Completely agree</text:p>
            </table:table-cell>
            <table:table-cell table:style-name="Table23.A1" office:value-type="string">
              <text:p text:style-name="Table_20_Heading">Agree</text:p>
            </table:table-cell>
            <table:table-cell table:style-name="Table23.A1" office:value-type="string">
              <text:p text:style-name="Table_20_Heading">Not agree nor disagree</text:p>
            </table:table-cell>
            <table:table-cell table:style-name="Table23.A1" office:value-type="string">
              <text:p text:style-name="Table_20_Heading">Disagree</text:p>
            </table:table-cell>
            <table:table-cell table:style-name="Table23.A1" office:value-type="string">
              <text:p text:style-name="Table_20_Heading">Completely disagree</text:p>
            </table:table-cell>
            <table:table-cell table:style-name="Table23.A1" office:value-type="string">
              <text:p text:style-name="Table_20_Heading">Not applicaple</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9</text:p>
          </table:table-cell>
        </table:table-row>
      </table:table>
      <text:list text:style-name="L93">
        <text:list-item>
          <text:p text:style-name="P94">Income differences are too large in this country</text:p>
        </text:list-item>
        <text:list-item>
          <text:p text:style-name="P94">The government should provide decent standard of living for unemployed</text:p>
        </text:list-item>
        <text:list-item>
          <text:p text:style-name="P94">The government should spend less on benefits for the poor</text:p>
        </text:list-item>
        <text:list-item>
          <text:p text:style-name="P94">People should take more care of themselves</text:p>
        </text:list-item>
        <text:list-item>
          <text:p text:style-name="P94">People like me cannot influence what the government does</text:p>
        </text:list-item>
        <text:list-item>
          <text:p text:style-name="P94">Business should have more influence on how things are developing in society</text:p>
        </text:list-item>
        <text:list-item>
          <text:p text:style-name="P94">Interesting job is more important than money</text:p>
        </text:list-item>
        <text:list-item>
          <text:p text:style-name="P94">Country can only develope if it has good institutions like just courts and honest police</text:p>
        </text:list-item>
        <text:list-item>
          <text:p text:style-name="P94">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28">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Completely agree</text:p>
            </table:table-cell>
            <table:table-cell table:style-name="Table24.A1" office:value-type="string">
              <text:p text:style-name="Table_20_Heading">Agree</text:p>
            </table:table-cell>
            <table:table-cell table:style-name="Table24.A1" office:value-type="string">
              <text:p text:style-name="Table_20_Heading">Not agree nor disagree</text:p>
            </table:table-cell>
            <table:table-cell table:style-name="Table24.A1" office:value-type="string">
              <text:p text:style-name="Table_20_Heading">Disagree</text:p>
            </table:table-cell>
            <table:table-cell table:style-name="Table24.A1" office:value-type="string">
              <text:p text:style-name="Table_20_Heading">Completely disagree</text:p>
            </table:table-cell>
            <table:table-cell table:style-name="Table24.A1" office:value-type="string">
              <text:p text:style-name="Table_20_Heading">Not applicaple</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3</text:p>
          </table:table-cell>
          <table:table-cell table:style-name="Table24.A1" office:value-type="string">
            <text:p text:style-name="Table_20_Contents">4</text:p>
          </table:table-cell>
          <table:table-cell table:style-name="Table24.A1" office:value-type="string">
            <text:p text:style-name="Table_20_Contents">5</text:p>
          </table:table-cell>
          <table:table-cell table:style-name="Table24.A1" office:value-type="string">
            <text:p text:style-name="Table_20_Contents">9</text:p>
          </table:table-cell>
        </table:table-row>
      </table:table>
      <text:list text:style-name="L94">
        <text:list-item>
          <text:p text:style-name="P95">Because they have been unlucky</text:p>
        </text:list-item>
        <text:list-item>
          <text:p text:style-name="P95">Because of laziness and lack of willpower</text:p>
        </text:list-item>
        <text:list-item>
          <text:p text:style-name="P95">Because of injustice in our society</text:p>
        </text:list-item>
        <text:list-item>
          <text:p text:style-name="P95">It is an inevitable part of modern life</text:p>
        </text:list-item>
      </text:list>
      <text:h text:style-name="Heading_20_2" text:outline-level="2">Do you believe that your salary/earnings are just?</text:h>
      <text:list text:style-name="L95">
        <text:list-item>
          <text:p text:style-name="P96">Yes, they pay me a just salary 1 [TO QUESTION XX]</text:p>
        </text:list-item>
        <text:list-item>
          <text:p text:style-name="P96">No, they pay me an unjust salary 2 [TO QUESTION XX]</text:p>
        </text:list-item>
        <text:list-item>
          <text:p text:style-name="P96">NOT RELEVANT 8 [TO QUESTION XX]</text:p>
        </text:list-item>
        <text:list-item>
          <text:p text:style-name="P96">HARD TO SAY 9 [TO QUESTION XX]</text:p>
        </text:list-item>
      </text:list>
      <text:h text:style-name="Heading_20_2" text:outline-level="2">Which of the following makes you think that your salary/wages are just?</text:h>
      <text:p text:style-name="First_20_paragraph"><text:span text:style-name="T129">Scale:</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Yes</text:p>
            </table:table-cell>
            <table:table-cell table:style-name="Table25.A1" office:value-type="string">
              <text:p text:style-name="Table_20_Heading">No</text:p>
            </table:table-cell>
            <table:table-cell table:style-name="Table25.A1" office:value-type="string">
              <text:p text:style-name="Table_20_Heading">NOT RELEVANT</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9</text:p>
          </table:table-cell>
        </table:table-row>
      </table:table>
      <text:list text:style-name="L96">
        <text:list-item>
          <text:p text:style-name="P97">My salary corresponds to the volume of work that I do</text:p>
        </text:list-item>
        <text:list-item>
          <text:p text:style-name="P97">They account for my skills, experience</text:p>
        </text:list-item>
        <text:list-item>
          <text:p text:style-name="P97">They account for the responsibility that I bear</text:p>
        </text:list-item>
        <text:list-item>
          <text:p text:style-name="P97">My earnings reflect my place in management</text:p>
        </text:list-item>
        <text:list-item>
          <text:p text:style-name="P97">They account for overwork that I do</text:p>
        </text:list-item>
        <text:list-item>
          <text:p text:style-name="P97">The payment takes into account my zeal, my diligence</text:p>
        </text:list-item>
        <text:list-item>
          <text:p text:style-name="P97">The payment accounts for the work conditions at my workplace</text:p>
        </text:list-item>
        <text:list-item>
          <text:p text:style-name="P97">On my enterprise other workers with a job like mine get the same salary</text:p>
        </text:list-item>
        <text:list-item>
          <text:p text:style-name="P97">Other enterprises pay the same salary</text:p>
        </text:list-item>
        <text:list-item>
          <text:p text:style-name="P97">My salary is similar to the salary of workers in other countries doing a job like mine</text:p>
        </text:list-item>
        <text:list-item>
          <text:p text:style-name="P97">My salary shows that the enterprise management respects employees</text:p>
        </text:list-item>
        <text:list-item>
          <text:p text:style-name="P97">The enterprise is in such condition that one cannot count on a higher salary</text:p>
        </text:list-item>
        <text:list-item>
          <text:p text:style-name="P97">My salary is good enough to lead a normal, decent life</text:p>
        </text:list-item>
        <text:list-item>
          <text:p text:style-name="P97">I regard my salary is good enough anyway</text:p>
        </text:list-item>
      </text:list>
      <text:h text:style-name="Heading_20_2" text:outline-level="2">Which of the following makes you think so?</text:h>
      <text:p text:style-name="First_20_paragraph"><text:span text:style-name="T130">Scale:</text:span></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Yes</text:p>
            </table:table-cell>
            <table:table-cell table:style-name="Table26.A1" office:value-type="string">
              <text:p text:style-name="Table_20_Heading">No</text:p>
            </table:table-cell>
            <table:table-cell table:style-name="Table26.A1" office:value-type="string">
              <text:p text:style-name="Table_20_Heading">NOT RELEVANT</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9</text:p>
          </table:table-cell>
        </table:table-row>
      </table:table>
      <text:list text:style-name="L97">
        <text:list-item>
          <text:p text:style-name="P98">My salary is too small for the amount of work that I do</text:p>
        </text:list-item>
        <text:list-item>
          <text:p text:style-name="P98">My salary does not account for my skills, experience</text:p>
        </text:list-item>
        <text:list-item>
          <text:p text:style-name="P98">My salary does not take into account the responsibility that I bear at my workplace</text:p>
        </text:list-item>
        <text:list-item>
          <text:p text:style-name="P98">My salary does not account for my managerial functions</text:p>
        </text:list-item>
        <text:list-item>
          <text:p text:style-name="P98">My salary does not account for the overwork that I do</text:p>
        </text:list-item>
        <text:list-item>
          <text:p text:style-name="P98">The salary is too low for a worker of my zeal and diligence</text:p>
        </text:list-item>
        <text:list-item>
          <text:p text:style-name="P98">The salary is too low for the work conditions at my workplace</text:p>
        </text:list-item>
        <text:list-item>
          <text:p text:style-name="P98">Managers mistreat me, show me no respect</text:p>
        </text:list-item>
        <text:list-item>
          <text:p text:style-name="P98">Other workers at my enterprise in similar positions get higher wages</text:p>
        </text:list-item>
        <text:list-item>
          <text:p text:style-name="P98">I know that other enterprises pay more for a job like mine</text:p>
        </text:list-item>
        <text:list-item>
          <text:p text:style-name="P98">I know that in other countries they pay more for a job like mine</text:p>
        </text:list-item>
        <text:list-item>
          <text:p text:style-name="P98">Owners of the enterprise get wealthy and pay a pittance to me as a salary</text:p>
        </text:list-item>
        <text:list-item>
          <text:p text:style-name="P98">My salary is not good enough to lead a normal decent life</text:p>
        </text:list-item>
        <text:list-item>
          <text:p text:style-name="P98">I believe that such a salary is demeaning</text:p>
        </text:list-item>
      </text:list>
      <text:h text:style-name="Heading_20_2" text:outline-level="2">In your opinion why is your salary so low ? Choose no more than two options from the list</text:h>
      <text:list text:style-name="L98">
        <text:list-item>
          <text:p text:style-name="P99">Other workers like me who try to get an advantage over their colleagues 1</text:p>
        </text:list-item>
        <text:list-item>
          <text:p text:style-name="P99">My immediate higher-ups 2</text:p>
        </text:list-item>
        <text:list-item>
          <text:p text:style-name="P99">The top managers of the enterprise where I work 3</text:p>
        </text:list-item>
        <text:list-item>
          <text:p text:style-name="P99">Owners of the enterprise 4</text:p>
        </text:list-item>
        <text:list-item>
          <text:p text:style-name="P99">State bureaucrats 5</text:p>
        </text:list-item>
        <text:list-item>
          <text:p text:style-name="P99">Such is the state of economy 6</text:p>
        </text:list-item>
        <text:list-item>
          <text:p text:style-name="P99">The country’s tradition to underpay workers 7</text:p>
        </text:list-item>
        <text:list-item>
          <text:p text:style-name="P99">Bad laws, rules and norms that regulate the labor payment 8</text:p>
        </text:list-item>
        <text:list-item>
          <text:p text:style-name="P99">I myself 9</text:p>
        </text:list-item>
        <text:list-item>
          <text:p text:style-name="P99">Migrants who agreed to pay for low wages 10</text:p>
        </text:list-item>
        <text:list-item>
          <text:p text:style-name="P99">OTHER (WHAT?) 88</text:p>
        </text:list-item>
        <text:list-item>
          <text:p text:style-name="P99">HARD TO SAY 99</text:p>
        </text:list-item>
      </text:list>
      <text:h text:style-name="Heading_20_2" text:outline-level="2">Let talk for a moment about the country as a whole. How often do you think the following conditions must influence the salary level in our count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Must always</text:p>
            </table:table-cell>
            <table:table-cell table:style-name="Table27.A1" office:value-type="string">
              <text:p text:style-name="Table_20_Heading">influence</text:p>
            </table:table-cell>
            <table:table-cell table:style-name="Table27.A1" office:value-type="string">
              <text:p text:style-name="Table_20_Heading">As a rule must influence</text:p>
            </table:table-cell>
            <table:table-cell table:style-name="Table27.A1" office:value-type="string">
              <text:p text:style-name="Table_20_Heading">Sometimes must, sometimes must not</text:p>
            </table:table-cell>
            <table:table-cell table:style-name="Table27.A1" office:value-type="string">
              <text:p text:style-name="Table_20_Heading">As a rule must not influence</text:p>
            </table:table-cell>
            <table:table-cell table:style-name="Table27.A1" office:value-type="string">
              <text:p text:style-name="Table_20_Heading">Must never influence</text:p>
            </table:table-cell>
          </table:table-row>
        </table:table-header-rows>
        <table:table-row>
          <table:table-cell table:style-name="Table27.A1" office:value-type="string">
            <text:p text:style-name="Table_20_Contents">5</text:p>
          </table:table-cell>
          <table:table-cell table:style-name="Table27.A1" office:value-type="string">
            <text:p text:style-name="Table_20_Contents">4</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
      <text:list text:style-name="L99">
        <text:list-item>
          <text:p text:style-name="P100">Level of education</text:p>
        </text:list-item>
        <text:list-item>
          <text:p text:style-name="P100">Labor conditions</text:p>
        </text:list-item>
        <text:list-item>
          <text:p text:style-name="P100">Hard work, work zeal</text:p>
        </text:list-item>
        <text:list-item>
          <text:p text:style-name="P100">An ability to do one’s work well</text:p>
        </text:list-item>
        <text:list-item>
          <text:p text:style-name="P100">Skills, professionalism</text:p>
        </text:list-item>
        <text:list-item>
          <text:p text:style-name="P100">Responsible attitude to work</text:p>
        </text:list-item>
        <text:list-item>
          <text:p text:style-name="P100">Seniority at work</text:p>
        </text:list-item>
        <text:list-item>
          <text:p text:style-name="P100">Gender</text:p>
        </text:list-item>
        <text:list-item>
          <text:p text:style-name="P100">Input into the work of the work collective</text:p>
        </text:list-item>
        <text:list-item>
          <text:p text:style-name="P100">Useful connections</text:p>
        </text:list-item>
        <text:list-item>
          <text:p text:style-name="P100">Managerial positions</text:p>
        </text:list-item>
        <text:list-item>
          <text:p text:style-name="P100">Ability to do business</text:p>
        </text:list-item>
      </text:list>
      <text:h text:style-name="Heading_20_2" text:outline-level="2">And on what does the salary level depends on at present? Evaluate the influence of each condition using the same scal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header-rows>
          <table:table-row>
            <table:table-cell table:style-name="Table28.A1" office:value-type="string">
              <text:p text:style-name="Table_20_Heading">Must always</text:p>
            </table:table-cell>
            <table:table-cell table:style-name="Table28.A1" office:value-type="string">
              <text:p text:style-name="Table_20_Heading">influence</text:p>
            </table:table-cell>
            <table:table-cell table:style-name="Table28.A1" office:value-type="string">
              <text:p text:style-name="Table_20_Heading">As a rule must influence</text:p>
            </table:table-cell>
            <table:table-cell table:style-name="Table28.A1" office:value-type="string">
              <text:p text:style-name="Table_20_Heading">Sometimes must, sometimes must not</text:p>
            </table:table-cell>
            <table:table-cell table:style-name="Table28.A1" office:value-type="string">
              <text:p text:style-name="Table_20_Heading">As a rule must not influence</text:p>
            </table:table-cell>
            <table:table-cell table:style-name="Table28.A1" office:value-type="string">
              <text:p text:style-name="Table_20_Heading">Must never influence</text:p>
            </table:table-cell>
          </table:table-row>
        </table:table-header-rows>
        <table:table-row>
          <table:table-cell table:style-name="Table28.A1" office:value-type="string">
            <text:p text:style-name="Table_20_Contents">5</text:p>
          </table:table-cell>
          <table:table-cell table:style-name="Table28.A1" office:value-type="string">
            <text:p text:style-name="Table_20_Contents">4</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9</text:p>
          </table:table-cell>
        </table:table-row>
      </table:table>
      <text:list text:style-name="L100">
        <text:list-item>
          <text:p text:style-name="P101">Level of education</text:p>
        </text:list-item>
        <text:list-item>
          <text:p text:style-name="P101">Labor conditions</text:p>
        </text:list-item>
        <text:list-item>
          <text:p text:style-name="P101">Hard work, work zeal</text:p>
        </text:list-item>
        <text:list-item>
          <text:p text:style-name="P101">An ability to do one’s work well</text:p>
        </text:list-item>
        <text:list-item>
          <text:p text:style-name="P101">Skills, professionalism</text:p>
        </text:list-item>
        <text:list-item>
          <text:p text:style-name="P101">Responsible attitude to work</text:p>
        </text:list-item>
        <text:list-item>
          <text:p text:style-name="P101">Seniority at work</text:p>
        </text:list-item>
        <text:list-item>
          <text:p text:style-name="P101">Gender</text:p>
        </text:list-item>
        <text:list-item>
          <text:p text:style-name="P101">Input into the work of the work collective</text:p>
        </text:list-item>
        <text:list-item>
          <text:p text:style-name="P101">Useful connections</text:p>
        </text:list-item>
        <text:list-item>
          <text:p text:style-name="P101">Managerial positions</text:p>
        </text:list-item>
        <text:list-item>
          <text:p text:style-name="P101">Ability to do business</text:p>
        </text:list-item>
      </text:list>
      <text:h text:style-name="Heading_20_1" text:outline-level="1">Values and convictions</text:h>
      <text:h text:style-name="Heading_20_2" text:outline-level="2">Are you a believer?</text:h>
      <text:list text:style-name="L101">
        <text:list-item>
          <text:p text:style-name="P102">Yes</text:p>
        </text:list-item>
        <text:list-item>
          <text:p text:style-name="P102">No</text:p>
        </text:list-item>
      </text:list>
      <text:h text:style-name="Heading_20_2" text:outline-level="2">To which confession do you belong?</text:h>
      <text:list text:style-name="L102">
        <text:list-item>
          <text:p text:style-name="P103">Orthodox</text:p>
        </text:list-item>
        <text:list-item>
          <text:p text:style-name="P103">Islam</text:p>
        </text:list-item>
        <text:list-item>
          <text:p text:style-name="P103">Protestantism</text:p>
        </text:list-item>
        <text:list-item>
          <text:p text:style-name="P103">Catholism</text:p>
        </text:list-item>
        <text:list-item>
          <text:p text:style-name="P103">Baptism</text:p>
        </text:list-item>
        <text:list-item>
          <text:p text:style-name="P103">Jewish<text:line-break/></text:p>
        </text:list-item>
        <text:list-item>
          <text:p text:style-name="P103">Buddism<text:line-break/></text:p>
        </text:list-item>
        <text:list-item>
          <text:p text:style-name="P103">Krishanism</text:p>
        </text:list-item>
        <text:list-item>
          <text:p text:style-name="P103">I believe in God but do not identify as a specific religion<text:line-break/></text:p>
        </text:list-item>
        <text:list-item>
          <text:p text:style-name="P103">Other</text:p>
        </text:list-item>
        <text:list-item>
          <text:p text:style-name="P103">Don’t know</text:p>
        </text:list-item>
      </text:list>
      <text:h text:style-name="Heading_20_2" text:outline-level="2">Which group or groups do you feel like you belong to? <text:span text:style-name="T131">(Valdai Groupin Identiteetti-kyselyn kysymys)</text:span></text:h>
      <text:list text:style-name="L103">
        <text:list-item>
          <text:p text:style-name="P104">Middle class</text:p>
        </text:list-item>
        <text:list-item>
          <text:p text:style-name="P104">Pensioners</text:p>
        </text:list-item>
        <text:list-item>
          <text:p text:style-name="P104">Working people</text:p>
        </text:list-item>
        <text:list-item>
          <text:p text:style-name="P104">Intelligentsija</text:p>
        </text:list-item>
        <text:list-item>
          <text:p text:style-name="P104">Resident of big city</text:p>
        </text:list-item>
        <text:list-item>
          <text:p text:style-name="P104">Rural dveller</text:p>
        </text:list-item>
        <text:list-item>
          <text:p text:style-name="P104">Professional, specialists</text:p>
        </text:list-item>
        <text:list-item>
          <text:p text:style-name="P104">European</text:p>
        </text:list-item>
        <text:list-item>
          <text:p text:style-name="P104">Liberal</text:p>
        </text:list-item>
        <text:list-item>
          <text:p text:style-name="P104">Other</text:p>
        </text:list-item>
        <text:list-item>
          <text:p text:style-name="P104">Don’t know</text:p>
        </text:list-item>
        <text:list-item>
          <text:p text:style-name="P104">Russians</text:p>
        </text:list-item>
        <text:list-item>
          <text:p text:style-name="P104">Russian citizen</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header-rows>
          <table:table-row>
            <table:table-cell table:style-name="Table29.A1" office:value-type="string">
              <text:p text:style-name="Table_20_Heading">Citizens</text:p>
            </table:table-cell>
            <table:table-cell table:style-name="Table29.A1" office:value-type="string">
              <text:p text:style-name="Table_20_Heading">Private companies</text:p>
            </table:table-cell>
            <table:table-cell table:style-name="Table29.A1" office:value-type="string">
              <text:p text:style-name="Table_20_Heading">Local authorities</text:p>
            </table:table-cell>
            <table:table-cell table:style-name="Table29.A1" office:value-type="string">
              <text:p text:style-name="Table_20_Heading">Regional authorities</text:p>
            </table:table-cell>
            <table:table-cell table:style-name="Table29.A1" office:value-type="string">
              <text:p text:style-name="Table_20_Heading">State, federal power</text:p>
            </table:table-cell>
            <table:table-cell table:style-name="Table29.A1" office:value-type="string">
              <text:p text:style-name="Table_20_Heading">NGO</text:p>
            </table:table-cell>
            <table:table-cell table:style-name="Table29.A1" office:value-type="string">
              <text:p text:style-name="Table_20_Heading">Religious organization</text:p>
            </table:table-cell>
          </table:table-row>
        </table:table-header-rows>
        <table:table-row>
          <table:table-cell table:style-name="Table29.A1" office:value-type="string">
            <text:p text:style-name="Table_20_Contents">1</text:p>
          </table:table-cell>
          <table:table-cell table:style-name="Table29.A1" office:value-type="string">
            <text:p text:style-name="Table_20_Contents">2</text:p>
          </table:table-cell>
          <table:table-cell table:style-name="Table29.A1" office:value-type="string">
            <text:p text:style-name="Table_20_Contents">3</text:p>
          </table:table-cell>
          <table:table-cell table:style-name="Table29.A1" office:value-type="string">
            <text:p text:style-name="Table_20_Contents">4</text:p>
          </table:table-cell>
          <table:table-cell table:style-name="Table29.A1" office:value-type="string">
            <text:p text:style-name="Table_20_Contents">5</text:p>
          </table:table-cell>
          <table:table-cell table:style-name="Table29.A1" office:value-type="string">
            <text:p text:style-name="Table_20_Contents">6</text:p>
          </table:table-cell>
          <table:table-cell table:style-name="Table29.A1" office:value-type="string">
            <text:p text:style-name="Table_20_Contents">7</text:p>
          </table:table-cell>
        </table:table-row>
      </table:table>
      <text:list text:style-name="L104">
        <text:list-item>
          <text:p text:style-name="P105">Taking care of children</text:p>
        </text:list-item>
        <text:list-item>
          <text:p text:style-name="P105">Taking care of the elderly</text:p>
        </text:list-item>
        <text:list-item>
          <text:p text:style-name="P105">Taking care of people with disabilities</text:p>
        </text:list-item>
        <text:list-item>
          <text:p text:style-name="P105">Taking care of orphans</text:p>
        </text:list-item>
        <text:list-item>
          <text:p text:style-name="P105">Communal services</text:p>
        </text:list-item>
        <text:list-item>
          <text:p text:style-name="P105">Leisure institutions</text:p>
        </text:list-item>
        <text:list-item>
          <text:p text:style-name="P105">Medical care</text:p>
        </text:list-item>
        <text:list-item>
          <text:p text:style-name="P105">Schools</text:p>
        </text:list-item>
        <text:list-item>
          <text:p text:style-name="P105">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32">Sca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very important</text:p>
            </table:table-cell>
            <table:table-cell table:style-name="Table30.A1" office:value-type="string">
              <text:p text:style-name="Table_20_Heading">Important</text:p>
            </table:table-cell>
            <table:table-cell table:style-name="Table30.A1" office:value-type="string">
              <text:p text:style-name="Table_20_Heading">Not important nor unimportant</text:p>
            </table:table-cell>
            <table:table-cell table:style-name="Table30.A1" office:value-type="string">
              <text:p text:style-name="Table_20_Heading">unimportant</text:p>
            </table:table-cell>
            <table:table-cell table:style-name="Table30.A1" office:value-type="string">
              <text:p text:style-name="Table_20_Heading">Completely unimportant</text:p>
            </table:table-cell>
            <table:table-cell table:style-name="Table30.A1" office:value-type="string">
              <text:p text:style-name="Table_20_Heading">Hard to say</text:p>
            </table:table-cell>
          </table:table-row>
        </table:table-header-rows>
        <table:table-row>
          <table:table-cell table:style-name="Table30.A1" office:value-type="string">
            <text:p text:style-name="Table_20_Contents">1</text:p>
          </table:table-cell>
          <table:table-cell table:style-name="Table30.A1" office:value-type="string">
            <text:p text:style-name="Table_20_Contents">2</text:p>
          </table:table-cell>
          <table:table-cell table:style-name="Table30.A1" office:value-type="string">
            <text:p text:style-name="Table_20_Contents">3</text:p>
          </table:table-cell>
          <table:table-cell table:style-name="Table30.A1" office:value-type="string">
            <text:p text:style-name="Table_20_Contents">4</text:p>
          </table:table-cell>
          <table:table-cell table:style-name="Table30.A1" office:value-type="string">
            <text:p text:style-name="Table_20_Contents">5</text:p>
          </table:table-cell>
          <table:table-cell table:style-name="Table30.A1" office:value-type="string">
            <text:p text:style-name="Table_20_Contents">9</text:p>
          </table:table-cell>
        </table:table-row>
      </table:table>
      <text:list text:style-name="L105">
        <text:list-item>
          <text:p text:style-name="P106">Rich parents</text:p>
        </text:list-item>
        <text:list-item>
          <text:p text:style-name="P106">Relatives in managerial positions</text:p>
        </text:list-item>
        <text:list-item>
          <text:p text:style-name="P106">Good education</text:p>
        </text:list-item>
        <text:list-item>
          <text:p text:style-name="P106">Useful connections</text:p>
        </text:list-item>
        <text:list-item>
          <text:p text:style-name="P106">Hard work</text:p>
        </text:list-item>
        <text:list-item>
          <text:p text:style-name="P106">Persistence in achieving one’s goals</text:p>
        </text:list-item>
        <text:list-item>
          <text:p text:style-name="P106">Ability to take risks</text:p>
        </text:list-item>
        <text:list-item>
          <text:p text:style-name="P106">Ambition, ability to set lofty goals</text:p>
        </text:list-item>
        <text:list-item>
          <text:p text:style-name="P106">Gift of intellect</text:p>
        </text:list-item>
        <text:list-item>
          <text:p text:style-name="P106">Living in a capital</text:p>
        </text:list-item>
        <text:list-item>
          <text:p text:style-name="P106">Connections abroad</text:p>
        </text:list-item>
        <text:list-item>
          <text:p text:style-name="P106">Charm, communicative skills</text:p>
        </text:list-item>
        <text:list-item>
          <text:p text:style-name="P106">Correct political views</text:p>
        </text:list-item>
        <text:list-item>
          <text:p text:style-name="P106">Right ethnic background</text:p>
        </text:list-item>
        <text:list-item>
          <text:p text:style-name="P106">Honesty</text:p>
        </text:list-item>
        <text:list-item>
          <text:p text:style-name="P106">Law abidance</text:p>
        </text:list-item>
        <text:list-item>
          <text:p text:style-name="P106">Independence</text:p>
        </text:list-item>
        <text:list-item>
          <text:p text:style-name="P106">Luck</text:p>
        </text:list-item>
      </text:list>
      <text:h text:style-name="Heading_20_2" text:outline-level="2">Evaluate how important are these qualities for advancement in contemporary Russian society.</text:h>
      <text:p text:style-name="First_20_paragraph"><text:span text:style-name="T133">Scale:</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Table_20_Heading">very important</text:p>
            </table:table-cell>
            <table:table-cell table:style-name="Table31.A1" office:value-type="string">
              <text:p text:style-name="Table_20_Heading">Important</text:p>
            </table:table-cell>
            <table:table-cell table:style-name="Table31.A1" office:value-type="string">
              <text:p text:style-name="Table_20_Heading">Not important nor unimportant</text:p>
            </table:table-cell>
            <table:table-cell table:style-name="Table31.A1" office:value-type="string">
              <text:p text:style-name="Table_20_Heading">unimportant</text:p>
            </table:table-cell>
            <table:table-cell table:style-name="Table31.A1" office:value-type="string">
              <text:p text:style-name="Table_20_Heading">Completely unimportant</text:p>
            </table:table-cell>
            <table:table-cell table:style-name="Table31.A1" office:value-type="string">
              <text:p text:style-name="Table_20_Heading">Hard to say</text:p>
            </table:table-cell>
          </table:table-row>
        </table:table-header-rows>
        <table:table-row>
          <table:table-cell table:style-name="Table31.A1" office:value-type="string">
            <text:p text:style-name="Table_20_Contents">1</text:p>
          </table:table-cell>
          <table:table-cell table:style-name="Table31.A1" office:value-type="string">
            <text:p text:style-name="Table_20_Contents">2</text:p>
          </table:table-cell>
          <table:table-cell table:style-name="Table31.A1" office:value-type="string">
            <text:p text:style-name="Table_20_Contents">3</text:p>
          </table:table-cell>
          <table:table-cell table:style-name="Table31.A1" office:value-type="string">
            <text:p text:style-name="Table_20_Contents">4</text:p>
          </table:table-cell>
          <table:table-cell table:style-name="Table31.A1" office:value-type="string">
            <text:p text:style-name="Table_20_Contents">5</text:p>
          </table:table-cell>
          <table:table-cell table:style-name="Table31.A1" office:value-type="string">
            <text:p text:style-name="Table_20_Contents">9</text:p>
          </table:table-cell>
        </table:table-row>
      </table:table>
      <text:list text:style-name="L106">
        <text:list-item>
          <text:p text:style-name="P107">Rich parents</text:p>
        </text:list-item>
        <text:list-item>
          <text:p text:style-name="P107">Relatives in managerial positions</text:p>
        </text:list-item>
        <text:list-item>
          <text:p text:style-name="P107">Good education</text:p>
        </text:list-item>
        <text:list-item>
          <text:p text:style-name="P107">Useful connections</text:p>
        </text:list-item>
        <text:list-item>
          <text:p text:style-name="P107">Hard work</text:p>
        </text:list-item>
        <text:list-item>
          <text:p text:style-name="P107">Persistence in achieving one’s goals</text:p>
        </text:list-item>
        <text:list-item>
          <text:p text:style-name="P107">Ability to take risks</text:p>
        </text:list-item>
        <text:list-item>
          <text:p text:style-name="P107">Ambition, ability to set lofty goals</text:p>
        </text:list-item>
        <text:list-item>
          <text:p text:style-name="P107">Gift of intellect</text:p>
        </text:list-item>
        <text:list-item>
          <text:p text:style-name="P107">Living in a capital</text:p>
        </text:list-item>
        <text:list-item>
          <text:p text:style-name="P107">Connections abroad</text:p>
        </text:list-item>
        <text:list-item>
          <text:p text:style-name="P107">Charm, communicative skills</text:p>
        </text:list-item>
        <text:list-item>
          <text:p text:style-name="P107">Correct political views</text:p>
        </text:list-item>
        <text:list-item>
          <text:p text:style-name="P107">Right ethnic background</text:p>
        </text:list-item>
        <text:list-item>
          <text:p text:style-name="P107">Honesty</text:p>
        </text:list-item>
        <text:list-item>
          <text:p text:style-name="P107">Law abidance</text:p>
        </text:list-item>
        <text:list-item>
          <text:p text:style-name="P107">Independence</text:p>
        </text:list-item>
        <text:list-item>
          <text:p text:style-name="P107">Luck</text:p>
        </text:list-item>
      </text:list>
      <text:h text:style-name="Heading_20_2" text:outline-level="2">To which ethnicity do you refer yourself?</text:h>
      <text:list text:style-name="L107">
        <text:list-item>
          <text:p text:style-name="P108">Russian</text:p>
        </text:list-item>
        <text:list-item>
          <text:p text:style-name="P108">Ukrainian</text:p>
        </text:list-item>
        <text:list-item>
          <text:p text:style-name="P108">Tatar</text:p>
        </text:list-item>
        <text:list-item>
          <text:p text:style-name="P108">Chuvash</text:p>
        </text:list-item>
        <text:list-item>
          <text:p text:style-name="P108">Belorussian</text:p>
        </text:list-item>
        <text:list-item>
          <text:p text:style-name="P108">Jewish</text:p>
        </text:list-item>
        <text:list-item>
          <text:p text:style-name="P108">Other, specify which _______________________</text:p>
        </text:list-item>
        <text:list-item>
          <text:p text:style-name="P108">Hard to say</text:p>
        </text:list-item>
      </text:list>
      <text:h text:style-name="Heading_20_2" text:outline-level="2">How acute conflicts do you see between these dimensions?</text:h>
      <text:p text:style-name="First_20_paragraph"><text:span text:style-name="T134">Scale:</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very serious</text:p>
            </table:table-cell>
            <table:table-cell table:style-name="Table32.A1" office:value-type="string">
              <text:p text:style-name="Table_20_Heading">serious</text:p>
            </table:table-cell>
            <table:table-cell table:style-name="Table32.A1" office:value-type="string">
              <text:p text:style-name="Table_20_Heading">Not serious nor less serious</text:p>
            </table:table-cell>
            <table:table-cell table:style-name="Table32.A1" office:value-type="string">
              <text:p text:style-name="Table_20_Heading">less serious</text:p>
            </table:table-cell>
            <table:table-cell table:style-name="Table32.A1" office:value-type="string">
              <text:p text:style-name="Table_20_Heading">Completely less serious</text:p>
            </table:table-cell>
            <table:table-cell table:style-name="Table32.A1" office:value-type="string">
              <text:p text:style-name="Table_20_Heading">Hard to say</text:p>
            </table:table-cell>
          </table:table-row>
        </table:table-header-rows>
        <table:table-row>
          <table:table-cell table:style-name="Table32.A1" office:value-type="string">
            <text:p text:style-name="Table_20_Contents">1</text:p>
          </table:table-cell>
          <table:table-cell table:style-name="Table32.A1" office:value-type="string">
            <text:p text:style-name="Table_20_Contents">2</text:p>
          </table:table-cell>
          <table:table-cell table:style-name="Table32.A1" office:value-type="string">
            <text:p text:style-name="Table_20_Contents">3</text:p>
          </table:table-cell>
          <table:table-cell table:style-name="Table32.A1" office:value-type="string">
            <text:p text:style-name="Table_20_Contents">4</text:p>
          </table:table-cell>
          <table:table-cell table:style-name="Table32.A1" office:value-type="string">
            <text:p text:style-name="Table_20_Contents">5</text:p>
          </table:table-cell>
          <table:table-cell table:style-name="Table32.A1" office:value-type="string">
            <text:p text:style-name="Table_20_Contents">9</text:p>
          </table:table-cell>
        </table:table-row>
      </table:table>
      <text:list text:style-name="L108">
        <text:list-item>
          <text:p text:style-name="P109">Income (Rich-Poor)</text:p>
        </text:list-item>
        <text:list-item>
          <text:p text:style-name="P109">Generation (Old - young)</text:p>
        </text:list-item>
        <text:list-item>
          <text:p text:style-name="P109">Social class (Workers - Oligarks)</text:p>
        </text:list-item>
        <text:list-item>
          <text:p text:style-name="P109">Family (благополучная OR неблагополучная семья)</text:p>
        </text:list-item>
        <text:list-item>
          <text:p text:style-name="P109">Ethnicity (Russians - non-Russians)</text:p>
        </text:list-item>
        <text:list-item>
          <text:p text:style-name="P109">Religion (Christians - others)</text:p>
        </text:list-item>
        <text:list-item>
          <text:p text:style-name="P109">Place of residence (Cities - countryside)</text:p>
        </text:list-item>
        <text:list-item>
          <text:p text:style-name="P109">Ideology (Left - Right)</text:p>
        </text:list-item>
        <text:list-item>
          <text:p text:style-name="P109">Region (Moscow - others)</text:p>
        </text:list-item>
      </text:list>
      <text:h text:style-name="Heading_20_2" text:outline-level="2">How proud you are of?</text:h>
      <text:p text:style-name="First_20_paragraph"><text:span text:style-name="T135">Scale:</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table-cell table:style-name="Table33.A1" office:value-type="string">
              <text:p text:style-name="Table_20_Heading">very proud</text:p>
            </table:table-cell>
            <table:table-cell table:style-name="Table33.A1" office:value-type="string">
              <text:p text:style-name="Table_20_Heading">proud</text:p>
            </table:table-cell>
            <table:table-cell table:style-name="Table33.A1" office:value-type="string">
              <text:p text:style-name="Table_20_Heading">moderately proud</text:p>
            </table:table-cell>
            <table:table-cell table:style-name="Table33.A1" office:value-type="string">
              <text:p text:style-name="Table_20_Heading">somewhat proud</text:p>
            </table:table-cell>
            <table:table-cell table:style-name="Table33.A1" office:value-type="string">
              <text:p text:style-name="Table_20_Heading">Not proud</text:p>
            </table:table-cell>
            <table:table-cell table:style-name="Table33.A1" office:value-type="string">
              <text:p text:style-name="Table_20_Heading">Hard to say</text:p>
            </table:table-cell>
          </table:table-row>
        </table:table-header-rows>
        <table:table-row>
          <table:table-cell table:style-name="Table33.A1" office:value-type="string">
            <text:p text:style-name="Table_20_Contents">4</text:p>
          </table:table-cell>
          <table:table-cell table:style-name="Table33.A1" office:value-type="string">
            <text:p text:style-name="Table_20_Contents">3</text:p>
          </table:table-cell>
          <table:table-cell table:style-name="Table33.A1" office:value-type="string">
            <text:p text:style-name="Table_20_Contents">2</text:p>
          </table:table-cell>
          <table:table-cell table:style-name="Table33.A1" office:value-type="string">
            <text:p text:style-name="Table_20_Contents">1</text:p>
          </table:table-cell>
          <table:table-cell table:style-name="Table33.A1" office:value-type="string">
            <text:p text:style-name="Table_20_Contents">0</text:p>
          </table:table-cell>
          <table:table-cell table:style-name="Table33.A1" office:value-type="string">
            <text:p text:style-name="Table_20_Contents">9</text:p>
          </table:table-cell>
        </table:table-row>
      </table:table>
      <text:list text:style-name="L109">
        <text:list-item>
          <text:p text:style-name="P110">Current state of democracy in Russia</text:p>
        </text:list-item>
        <text:list-item>
          <text:p text:style-name="P110">Russia’ political influence in the world affairs</text:p>
        </text:list-item>
        <text:list-item>
          <text:p text:style-name="P110">Russia’s economic achievements</text:p>
        </text:list-item>
        <text:list-item>
          <text:p text:style-name="P110">Population’s social security</text:p>
        </text:list-item>
        <text:list-item>
          <text:p text:style-name="P110">Fairness and equal rights for all social groups in Russia</text:p>
        </text:list-item>
        <text:list-item>
          <text:p text:style-name="P110">Russia’s scientific and technical achievements</text:p>
        </text:list-item>
        <text:list-item>
          <text:p text:style-name="P110">Russia’s sports achievements</text:p>
        </text:list-item>
        <text:list-item>
          <text:p text:style-name="P110">Russia’s achievements in literature and art</text:p>
        </text:list-item>
        <text:list-item>
          <text:p text:style-name="P110">Russian war victories</text:p>
        </text:list-item>
        <text:list-item>
          <text:p text:style-name="P110">Russian history</text:p>
        </text:list-item>
        <text:list-item>
          <text:p text:style-name="P110">Russian territory</text:p>
        </text:list-item>
        <text:list-item>
          <text:p text:style-name="P110">Russian nature</text:p>
        </text:list-item>
      </text:list>
      <text:h text:style-name="Heading_20_2" text:outline-level="2">Which type of state you would like to see Russia?</text:h>
      <text:list text:style-name="L110">
        <text:list-item>
          <text:p text:style-name="P111">Socialist state like the USSR</text:p>
        </text:list-item>
        <text:list-item>
          <text:p text:style-name="P111">Country with developed welfare state like Finland or Sweden</text:p>
        </text:list-item>
        <text:list-item>
          <text:p text:style-name="P111">Country with liberal economy and developed democracy as Great Britain</text:p>
        </text:list-item>
        <text:list-item>
          <text:p text:style-name="P111">Country like China with rapic economic growth and strict control of society</text:p>
        </text:list-item>
        <text:list-item>
          <text:p text:style-name="P111">Difficult to answer</text:p>
        </text:list-item>
      </text:list>
      <text:h text:style-name="Heading_20_1" text:outline-level="1">Personal data</text:h>
      <text:h text:style-name="Heading_20_2" text:outline-level="2">What year were you born in?</text:h>
      <text:list text:style-name="L111">
        <text:list-item>
          <text:p text:style-name="P112">____ year</text:p>
        </text:list-item>
      </text:list>
      <text:h text:style-name="Heading_20_2" text:outline-level="2">How long have you been living here in this city, town, village?</text:h>
      <text:list text:style-name="L112">
        <text:list-item>
          <text:p text:style-name="P113">All my life</text:p>
        </text:list-item>
        <text:list-item>
          <text:p text:style-name="P113">More than 15 years</text:p>
        </text:list-item>
        <text:list-item>
          <text:p text:style-name="P113">About 10-15 years</text:p>
        </text:list-item>
        <text:list-item>
          <text:p text:style-name="P113">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36">Scale:</text:span></text:p>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Table_20_Heading">Read with a dictionary</text:p>
            </table:table-cell>
            <table:table-cell table:style-name="Table34.A1" office:value-type="string">
              <text:p text:style-name="Table_20_Heading">Read easily</text:p>
            </table:table-cell>
            <table:table-cell table:style-name="Table34.A1" office:value-type="string">
              <text:p text:style-name="Table_20_Heading">Speak</text:p>
            </table:table-cell>
            <table:table-cell table:style-name="Table34.A1" office:value-type="string">
              <text:p text:style-name="Table_20_Heading">Write</text:p>
            </table:table-cell>
          </table:table-row>
        </table:table-header-rows>
        <table:table-row>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4</text:p>
          </table:table-cell>
        </table:table-row>
      </table:table>
      <text:list text:style-name="L113">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14">
        <text:list-item>
          <text:p text:style-name="P115">Male<text:line-break/></text:p>
        </text:list-item>
        <text:list-item>
          <text:p text:style-name="P115">Female</text:p>
        </text:list-item>
      </text:list>
      <text:h text:style-name="Heading_20_2" text:outline-level="2">Type of settlement where interview was held</text:h>
      <text:list text:style-name="L115">
        <text:list-item>
          <text:p text:style-name="P116">Moscow<text:line-break/></text:p>
        </text:list-item>
        <text:list-item>
          <text:p text:style-name="P116">S.Petersburg<text:line-break/></text:p>
        </text:list-item>
        <text:list-item>
          <text:p text:style-name="P116">City with the population of one million or more</text:p>
        </text:list-item>
        <text:list-item>
          <text:p text:style-name="P116">City with the population from 500 o 999 thousand<text:line-break/></text:p>
        </text:list-item>
        <text:list-item>
          <text:p text:style-name="P116">City with the population from 100 to 499 thousand<text:line-break/></text:p>
        </text:list-item>
        <text:list-item>
          <text:p text:style-name="P116">Town with the population from 50 to 99 thousand<text:line-break/></text:p>
        </text:list-item>
        <text:list-item>
          <text:p text:style-name="P116">Town with the population from 10 to 49 thousand<text:line-break/></text:p>
        </text:list-item>
        <text:list-item>
          <text:p text:style-name="P116">Small urban type settlement<text:line-break/></text:p>
        </text:list-item>
        <text:list-item>
          <text:p text:style-name="P116">Big village, no fewer than 100 families<text:line-break/></text:p>
        </text:list-item>
        <text:list-item>
          <text:p text:style-name="P116">Small village, less than 100 families</text:p>
        </text:list-item>
      </text:list>
      <text:h text:style-name="Heading_20_2" text:outline-level="2">Name of the settlement? (optional)</text:h>
      <text:p text:style-name="First_20_paragraph"><text:span text:style-name="T137">Optional: region of origin of repondent and parents?</text:span></text:p>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